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40000004B028472778.jpg"/>
  <manifest:file-entry manifest:media-type="image/jpeg" manifest:full-path="Pictures/1000000000000640000004B0AB593616.jpg"/>
  <manifest:file-entry manifest:media-type="image/jpeg" manifest:full-path="Pictures/1000000000000640000004B042721463.jpg"/>
  <manifest:file-entry manifest:media-type="image/jpeg" manifest:full-path="Pictures/1000000000000640000004B0A76BFEFB.jpg"/>
  <manifest:file-entry manifest:media-type="image/jpeg" manifest:full-path="Pictures/1000000000000640000004B0BA12C23E.jpg"/>
  <manifest:file-entry manifest:media-type="image/jpeg" manifest:full-path="Pictures/1000000000000640000004B097B2A2DD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ceb4a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4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middle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4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4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13">
      <style:graphic-properties draw:stroke="none" svg:stroke-width="0.026cm" draw:stroke-linejoin="miter" draw:fill="none" draw:textarea-vertical-align="middle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.026cm" draw:stroke-linejoin="miter" draw:fill="none" draw:textarea-vertical-align="top" draw:auto-grow-height="true" fo:min-height="0cm" fo:min-width="0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svg:stroke-width="0.026cm" draw:stroke-linejoin="miter" draw:fill="none" draw:textarea-vertical-align="top" draw:auto-grow-height="true" fo:min-height="0cm" fo:min-width="0cm" fo:padding-top="0.127cm" fo:padding-bottom="0.127cm" fo:padding-left="0.254cm" fo:padding-right="0.254cm" fo:wrap-option="wrap"/>
    </style:style>
    <style:style style:name="gr16" style:family="graphic" style:parent-style-name="standard" style:list-style-name="L1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.026cm" draw:stroke-linejoin="miter" draw:fill="none" draw:textarea-vertical-align="top" draw:auto-grow-height="true" fo:min-height="0cm" fo:min-width="0cm" fo:padding-top="0.127cm" fo:padding-bottom="0.127cm" fo:padding-left="0.254cm" fo:padding-right="0.254cm" fo:wrap-option="no-wrap"/>
    </style:style>
    <style:style style:name="gr18" style:family="graphic" style:parent-style-name="standard">
      <style:graphic-properties draw:stroke="none" draw:fill="solid" draw:fill-color="#9fb0c9" draw:opacity="5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solid" draw:fill-color="#cc99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1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3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5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7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8" style:family="graphic" style:parent-style-name="standard">
      <style:graphic-properties draw:stroke="solid" svg:stroke-width="0.071cm" svg:stroke-color="#eeece1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11">
      <style:graphic-properties draw:stroke="solid" svg:stroke-width="0.071cm" svg:stroke-color="#d7e4bd" draw:stroke-linejoin="round" svg:stroke-linecap="squar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30" style:family="graphic" style:parent-style-name="standard">
      <style:graphic-properties draw:stroke="solid" svg:stroke-width="0.071cm" svg:stroke-color="#b3a2c7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32" style:family="graphic" style:parent-style-name="standard">
      <style:graphic-properties draw:stroke="solid" svg:stroke-width="0.071cm" svg:stroke-color="#d7e4bd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34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35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36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37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38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39" style:family="graphic" style:parent-style-name="standard" style:list-style-name="L11">
      <style:graphic-properties draw:stroke="solid" svg:stroke-width="0.071cm" svg:stroke-color="#d7e4bd" draw:stroke-linejoin="round" svg:stroke-linecap="squar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40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41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42" style:family="graphic" style:parent-style-name="standard">
      <style:graphic-properties draw:stroke="solid" svg:stroke-width="0.106cm" svg:stroke-color="#95b3d7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44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45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46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47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48" style:family="graphic" style:parent-style-name="standard" style:list-style-name="L10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49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50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51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52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53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54" style:family="graphic" style:parent-style-name="standard" style:list-style-name="L11">
      <style:graphic-properties draw:stroke="solid" svg:stroke-width="0.071cm" svg:stroke-color="#d7e4bd" draw:stroke-linejoin="round" svg:stroke-linecap="squar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55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56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57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58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59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60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61" style:family="graphic" style:parent-style-name="standard" style:list-style-name="L10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62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63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64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65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66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67" style:family="graphic" style:parent-style-name="standard" style:list-style-name="L11">
      <style:graphic-properties draw:stroke="solid" svg:stroke-width="0.071cm" svg:stroke-color="#d7e4bd" draw:stroke-linejoin="round" svg:stroke-linecap="squar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68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69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70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71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72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73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74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75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76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77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78" style:family="graphic" style:parent-style-name="standard" style:list-style-name="L10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79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80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pr1" style:family="presentation" style:parent-style-name="기본값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기본값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3" style:family="presentation" style:parent-style-name="기본값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기본값_20_1-notes">
      <style:graphic-properties draw:fill-color="#ffffff" fo:min-height="13.364cm"/>
    </style:style>
    <style:style style:name="pr5" style:family="presentation" style:parent-style-name="기본값_20_2-notes">
      <style:graphic-properties draw:fill-color="#ffffff" fo:min-height="11.429cm"/>
    </style:style>
    <style:style style:name="pr6" style:family="presentation" style:parent-style-name="기본값_20_3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7" style:family="presentation" style:parent-style-name="기본값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기본값_20_3-notes">
      <style:graphic-properties draw:fill-color="#ffffff" fo:min-height="11.429cm"/>
    </style:style>
    <style:style style:name="pr9" style:family="presentation" style:parent-style-name="기본값_20_4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기본값_20_4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1" style:family="presentation" style:parent-style-name="기본값_20_4-notes">
      <style:graphic-properties draw:fill-color="#ffffff" fo:min-height="11.429cm"/>
    </style:style>
    <style:style style:name="pr12" style:family="presentation" style:parent-style-name="기본값_20_5-title">
      <style:graphic-properties draw:stroke="none" svg:stroke-width="0.026cm" draw:stroke-linejoin="miter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pr13" style:family="presentation" style:parent-style-name="기본값_20_5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4" style:family="presentation" style:parent-style-name="기본값_20_5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tru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true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style:font-independent-line-spacing="true"/>
      <style:text-properties fo:color="#000000" fo:font-size="24pt" style:font-size-asian="24pt" style:font-size-complex="24pt"/>
    </style:style>
    <style:style style:name="P8" style:family="paragraph">
      <style:text-properties fo:font-size="18pt"/>
    </style:style>
    <style:style style:name="P9" style:family="paragraph">
      <style:paragraph-properties style:line-height-at-least="0.423cm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200%" fo:text-align="center" fo:text-indent="0cm" style:punctuation-wrap="hanging" style:writing-mode="lr-tb"/>
      <style:text-properties fo:font-size="18pt" fo:hyphenate="true"/>
    </style:style>
    <style:style style:name="P11" style:family="paragraph">
      <style:paragraph-properties style:font-independent-line-spacing="true"/>
      <style:text-properties fo:font-size="24pt" style:font-size-asian="24pt" style:font-size-complex="24pt"/>
    </style:style>
    <style:style style:name="P12" style:family="paragraph">
      <style:paragraph-properties style:line-height-at-least="0.423cm" fo:text-align="center" style:font-independent-line-spacing="true"/>
      <style:text-properties fo:font-size="18pt"/>
    </style:style>
    <style:style style:name="P13" style:family="paragraph">
      <style:paragraph-properties fo:margin-top="0cm" fo:margin-bottom="0cm" fo:text-align="center"/>
      <style:text-properties fo:font-size="18pt"/>
    </style:style>
    <style:style style:name="P14" style:family="paragraph">
      <style:paragraph-properties fo:margin-top="0cm" fo:margin-bottom="0cm" fo:text-align="center" style:font-independent-line-spacing="true"/>
      <style:text-properties fo:font-size="18pt"/>
    </style:style>
    <style:style style:name="P15" style:family="paragraph">
      <style:paragraph-properties fo:margin-left="0cm" fo:margin-right="0cm" fo:margin-top="0.176cm" fo:margin-bottom="0.5cm" fo:text-align="start" fo:text-indent="0cm" style:punctuation-wrap="hanging" style:writing-mode="lr-tb"/>
      <style:text-properties fo:hyphenate="true"/>
    </style:style>
    <style:style style:name="P16" style:family="paragraph">
      <style:paragraph-properties fo:margin-left="0cm" fo:margin-right="0cm" fo:text-indent="0cm" style:line-break="strict" style:writing-mode="lr-tb" style:font-independent-line-spacing="true"/>
    </style:style>
    <style:style style:name="P17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9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6pt" style:font-size-asian="16pt" style:font-size-complex="16pt"/>
    </style:style>
    <style:style style:name="P2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21" style:family="paragraph">
      <style:paragraph-properties fo:margin-left="0cm" fo:margin-right="0cm" fo:line-height="100%" fo:text-align="center" fo:text-indent="0cm" style:line-break="strict" style:writing-mode="lr-tb"/>
    </style:style>
    <style:style style:name="P22" style:family="paragraph"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P23" style:family="paragraph">
      <style:paragraph-properties fo:margin-left="0cm" fo:margin-right="0cm" fo:line-height="100%" fo:text-indent="0cm" style:line-break="strict" style:writing-mode="lr-tb"/>
    </style:style>
    <style:style style:name="P24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P25" style:family="paragraph">
      <style:paragraph-properties fo:text-align="center" style:writing-mode="lr-tb"/>
    </style:style>
    <style:style style:name="T1" style:family="text">
      <style:text-properties fo:color="#000000" style:text-line-through-style="none" fo:font-family="'맑은 고딕'" style:font-family-generic="modern" fo:font-size="35pt" fo:letter-spacing="normal" fo:font-style="normal" style:text-underline-style="none" fo:font-weight="normal" style:font-family-asian="'맑은 고딕'" style:font-pitch-asian="variable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color="#000000" style:text-line-through-style="none" fo:font-family="'맑은 고딕'" style:font-family-generic="modern" fo:font-size="35pt" fo:letter-spacing="normal" fo:font-style="normal" style:text-underline-style="none" fo:font-weight="bold" style:font-family-asian="'맑은 고딕'" style:font-pitch-asian="variable" style:font-size-asian="35pt" style:font-style-asian="normal" style:font-weight-asian="bold" style:font-size-complex="35pt" style:font-style-complex="normal" style:font-weight-complex="bold"/>
    </style:style>
    <style:style style:name="T3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30pt" fo:letter-spacing="normal" fo:font-style="normal" style:text-underline-style="none" fo:font-weight="bold" style:font-family-asian="'맑은 고딕'" style:font-pitch-asian="variable" style:font-size-asian="30pt" style:font-style-asian="normal" style:font-weight-asian="bold" style:font-size-complex="30pt" style:font-style-complex="normal" style:font-weight-complex="bold"/>
    </style:style>
    <style:style style:name="T5" style:family="text">
      <style:text-properties fo:color="#ceb4a0" style:text-line-through-style="none" fo:font-family="Calibri" fo:font-size="24pt" fo:letter-spacing="normal" fo:font-style="normal" style:text-underline-style="none" fo:font-weight="bold" style:font-family-asian="'맑은 고딕'" style:font-pitch-asian="variable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color="#ffffff" style:text-line-through-style="none" fo:font-family="Calibri" fo:font-size="25pt" fo:letter-spacing="normal" fo:font-style="normal" style:text-underline-style="none" fo:font-weight="bold" style:font-family-asian="'맑은 고딕'" style:font-pitch-asian="variable" style:font-size-asian="25pt" style:font-style-asian="normal" style:font-weight-asian="bold" style:font-size-complex="25pt" style:font-style-complex="normal" style:font-weight-complex="bold"/>
    </style:style>
    <style:style style:name="T7" style:family="text">
      <style:text-properties fo:color="#ceb4a0" style:text-line-through-style="none" fo:font-family="Calibri" fo:font-size="14pt" fo:letter-spacing="normal" fo:font-style="normal" style:text-underline-style="none" fo:font-weight="bold" style:font-family-asian="'맑은 고딕'" style:font-pitch-asian="variable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color="#000000" style:text-line-through-style="none" fo:font-family="Calibri" fo:font-size="13pt" fo:letter-spacing="normal" fo:font-style="normal" style:text-underline-style="none" fo:font-weight="normal" style:font-family-asian="'맑은 고딕'" style:font-pitch-asian="variable" style:font-size-asian="13pt" style:font-style-asian="normal" style:font-weight-asian="normal" style:font-family-complex="굴림" style:font-family-generic-complex="modern" style:font-size-complex="13pt" style:font-style-complex="normal" style:font-weight-complex="normal"/>
    </style:style>
    <style:style style:name="T9" style:family="text">
      <style:text-properties fo:color="#ceb4a0" style:text-line-through-style="none" fo:font-family="Calibri" fo:font-size="24pt" fo:letter-spacing="normal" fo:font-style="normal" style:text-underline-style="none" fo:font-weight="bold" style:font-family-asian="'맑은 고딕'" style:font-pitch-asian="variable" style:font-size-asian="24pt" style:font-style-asian="normal" style:font-weight-asian="bold" style:font-family-complex="굴림" style:font-family-generic-complex="modern" style:font-size-complex="24pt" style:font-style-complex="normal" style:font-weight-complex="bold"/>
    </style:style>
    <style:style style:name="T10" style:family="text">
      <style:text-properties fo:color="#ceb4a0" style:text-line-through-style="none" fo:font-family="Calibri" fo:font-size="32pt" fo:letter-spacing="normal" fo:font-style="normal" style:text-underline-style="none" fo:font-weight="bold" style:font-family-asian="'맑은 고딕'" style:font-pitch-asian="variable" style:font-size-asian="32pt" style:font-style-asian="normal" style:font-weight-asian="bold" style:font-family-complex="굴림" style:font-family-generic-complex="modern" style:font-size-complex="32pt" style:font-style-complex="normal" style:font-weight-complex="bold"/>
    </style:style>
    <style:style style:name="T11" style:family="text">
      <style:text-properties fo:color="#000000" style:text-line-through-style="none" fo:font-family="'맑은 고딕'" style:font-family-generic="modern" fo:font-size="25pt" fo:letter-spacing="normal" fo:font-style="normal" style:text-underline-style="none" fo:font-weight="normal" style:font-family-asian="'맑은 고딕'" style:font-pitch-asian="variable" style:font-size-asian="25pt" style:font-style-asian="normal" style:font-weight-asian="normal" style:font-size-complex="25pt" style:font-style-complex="normal" style:font-weight-complex="normal"/>
    </style:style>
    <style:style style:name="T12" style:family="text">
      <style:text-properties fo:color="#ffffff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13" style:family="text">
      <style:text-properties fo:color="#ffffff" fo:font-size="22pt" fo:language="ko" fo:country="KR" fo:font-weight="bold" style:font-size-asian="22pt" style:language-asian="ko" style:country-asian="KR" style:font-weight-asian="bold" style:font-size-complex="22pt" style:language-complex="ko" style:country-complex="KR" style:font-weight-complex="bold"/>
    </style:style>
    <style:style style:name="T14" style:family="text">
      <style:text-properties fo:color="#000000" fo:font-family="'맑은 고딕'" style:font-pitch="variable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5" style:family="text">
      <style:text-properties fo:color="#000000" fo:font-family="'맑은 고딕'" style:font-pitch="variable" fo:font-size="16pt" fo:language="en" fo:country="US" style:font-size-asian="16pt" style:language-asian="en" style:country-asian="US" style:font-size-complex="16pt" style:language-complex="en" style:country-complex="US"/>
    </style:style>
    <style:style style:name="T16" style:family="text">
      <style:text-properties fo:color="#000000" fo:font-family="'맑은 고딕'" style:font-pitch="variable" fo:font-size="16pt" fo:language="ko" fo:country="KR" style:font-size-asian="16pt" style:language-asian="ko" style:country-asian="KR" style:font-size-complex="16pt" style:language-complex="ko" style:country-complex="KR"/>
    </style:style>
    <style:style style:name="T17" style:family="text">
      <style:text-properties fo:color="#000000" fo:font-family="'맑은 고딕'" style:font-pitch="variable" fo:font-size="16pt" fo:language="en" fo:country="US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18" style:family="text">
      <style:text-properties fo:color="#000000" fo:font-family="'맑은 고딕'" style:font-pitch="variable" fo:font-size="16pt" fo:language="ko" fo:country="KR" fo:font-weight="normal" style:font-size-asian="16pt" style:language-asian="ko" style:country-asian="KR" style:font-weight-asian="normal" style:font-size-complex="16pt" style:language-complex="ko" style:country-complex="KR" style:font-weight-complex="normal"/>
    </style:style>
    <style:style style:name="T19" style:family="text">
      <style:text-properties fo:color="#000000" fo:font-family="'맑은 고딕'" style:font-pitch="variable" fo:font-size="16pt" fo:language="ko" fo:country="KR" fo:font-weight="bold" style:font-size-asian="16pt" style:language-asian="ko" style:country-asian="KR" style:font-weight-asian="bold" style:font-size-complex="16pt" style:language-complex="ko" style:country-complex="KR" style:font-weight-complex="bold"/>
    </style:style>
    <style:style style:name="T20" style:family="text">
      <style:text-properties fo:color="#000000" fo:font-size="16pt" fo:language="en" fo:country="US" style:font-size-asian="16pt" style:language-asian="en" style:country-asian="US" style:font-size-complex="16pt" style:language-complex="en" style:country-complex="US"/>
    </style:style>
    <style:style style:name="T21" style:family="text">
      <style:text-properties fo:color="#000000" fo:font-size="16pt" fo:language="ko" fo:country="KR" style:font-size-asian="16pt" style:language-asian="ko" style:country-asian="KR" style:font-size-complex="16pt" style:language-complex="ko" style:country-complex="KR"/>
    </style:style>
    <style:style style:name="T22" style:family="text">
      <style:text-properties fo:color="#000000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23" style:family="text">
      <style:text-properties fo:color="#000000" fo:font-size="16pt" fo:language="ko" fo:country="KR" fo:font-weight="bold" style:font-size-asian="16pt" style:language-asian="ko" style:country-asian="KR" style:font-weight-asian="bold" style:font-size-complex="16pt" style:language-complex="ko" style:country-complex="KR" style:font-weight-complex="bold"/>
    </style:style>
    <style:style style:name="T24" style:family="text">
      <style:text-properties fo:color="#ffffff" fo:font-family="'맑은 고딕'" style:font-pitch="variable" fo:language="en" fo:country="US" style:language-asian="en" style:country-asian="US" style:language-complex="en" style:country-complex="US"/>
    </style:style>
    <style:style style:name="T25" style:family="text">
      <style:text-properties fo:color="#948a54" fo:font-size="14pt" fo:language="en" fo:country="US" style:font-size-asian="14pt" style:language-asian="en" style:country-asian="US" style:font-size-complex="14pt" style:language-complex="en" style:country-complex="US"/>
    </style:style>
    <style:style style:name="T26" style:family="text">
      <style:text-properties fo:color="#948a54" fo:font-size="14pt" fo:language="ko" fo:country="KR" style:font-size-asian="14pt" style:language-asian="ko" style:country-asian="KR" style:font-size-complex="14pt" style:language-complex="ko" style:country-complex="KR"/>
    </style:style>
    <style:style style:name="T27" style:family="text">
      <style:text-properties fo:color="#000000" fo:font-size="11pt" fo:language="en" fo:country="US" style:font-size-asian="11pt" style:language-asian="en" style:country-asian="US" style:font-size-complex="11pt" style:language-complex="en" style:country-complex="US"/>
    </style:style>
    <style:style style:name="T28" style:family="text">
      <style:text-properties fo:color="#000000" fo:font-size="11pt" fo:language="ko" fo:country="KR" style:font-size-asian="11pt" style:language-asian="ko" style:country-asian="KR" style:font-size-complex="11pt" style:language-complex="ko" style:country-complex="KR"/>
    </style:style>
    <style:style style:name="T29" style:family="text">
      <style:text-properties fo:color="#948a54" fo:font-size="12pt" fo:language="en" fo:country="US" style:font-size-asian="12pt" style:language-asian="en" style:country-asian="US" style:font-size-complex="12pt" style:language-complex="en" style:country-complex="US"/>
    </style:style>
    <style:style style:name="T30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T31" style:family="text">
      <style:text-properties fo:color="#000000" fo:font-size="12pt" fo:language="ko" fo:country="KR" style:font-size-asian="12pt" style:language-asian="ko" style:country-asian="KR" style:font-size-complex="12pt" style:language-complex="ko" style:country-complex="KR"/>
    </style:style>
    <style:style style:name="T32" style:family="text">
      <style:text-properties fo:color="#000000"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ceb4a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-0.034cm" text:min-label-width="0.634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948a54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59595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a6a6a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>
        <draw:frame draw:name="제목 6" presentation:style-name="pr1" draw:text-style-name="P2" draw:layer="layout" svg:width="16.201cm" svg:height="4.403cm" svg:x="1.899cm" svg:y="6.325cm" presentation:class="title" presentation:user-transformed="true">
          <draw:text-box>
            <text:p text:style-name="P1"><text:span text:style-name="T1">화면설계</text:span><text:span text:style-name="T1"><text:line-break/></text:span><text:span text:style-name="T2">할인율</text:span></text:p>
          </draw:text-box>
        </draw:frame>
        <presentation:notes draw:style-name="dp2">
          <draw:page-thumbnail draw:name="슬라이드 이미지 개체 틀 1" draw:style-name="gr1" draw:layer="layout" svg:width="12.699cm" svg:height="9.524cm" svg:x="3.175cm" svg:y="1.905cm" draw:page-number="1" presentation:class="page"/>
          <draw:frame draw:name="슬라이드 노트 개체 틀 2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슬라이드 번호 개체 틀 3" presentation:style-name="pr3" draw:text-style-name="P4" draw:layer="layout" svg:width="8.254cm" svg:height="1.269cm" svg:x="10.791cm" svg:y="24.126cm" presentation:class="page-number" presentation:user-transformed="true">
            <draw:text-box>
              <text:p text:style-name="P3"><text:span text:style-name="T3"><text:page-number>&lt;숫자&gt;</text:page-number></text:span></text:p>
            </draw:text-box>
          </draw:frame>
        </presentation:notes>
      </draw:page>
      <draw:page draw:name="page2" draw:style-name="dp1" draw:master-page-name="기본값_20_1">
        <draw:custom-shape draw:name="TextBox 26" draw:style-name="gr2" draw:text-style-name="P2" draw:layer="layout" svg:width="6.356cm" svg:height="1.52cm" draw:transform="rotate (-1.04719755119759) translate (22.034cm 1.524cm)">
          <text:p text:style-name="P5"><text:span text:style-name="T4">CONTENTS</text:span></text:p>
          <draw:enhanced-geometry svg:viewBox="0 0 21600 21600" draw:type="rectangle" draw:enhanced-path="M 0 0 L 21600 0 21600 21600 0 21600 0 0 Z N"/>
        </draw:custom-shape>
        <draw:g draw:name="그룹 25">
          <draw:custom-shape draw:name="육각형 20" draw:style-name="gr3" draw:text-style-name="P2" draw:layer="layout" svg:width="1.76cm" svg:height="1.87cm" draw:transform="rotate (-1.57079632679579) translate (2.67cm 3.264cm)">
            <text:p text:style-name="P8"/>
            <draw:enhanced-geometry svg:viewBox="0 0 21600 21600" draw:glue-points="10800 0 0 10800 10800 21600 21600 10800" draw:text-areas="?f3 ?f3 ?f4 ?f4" draw:mirror-horizontal="tru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name="Text Box 5" draw:style-name="gr4" draw:text-style-name="P7" draw:layer="layout" svg:width="9.026cm" svg:height="1.267cm" svg:x="3.027cm" svg:y="2.936cm">
            <text:p text:style-name="P6"><text:span text:style-name="T5">UI </text:span><text:span text:style-name="T5">요구사항 확인하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ext Box 11" draw:style-name="gr5" draw:text-style-name="P2" draw:layer="layout" svg:width="9.687cm" svg:height="1.58cm" svg:x="3.027cm" svg:y="3.82cm">
            <text:p text:style-name="P8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extBox 13" draw:style-name="gr6" draw:text-style-name="P2" draw:layer="layout" svg:width="0.947cm" svg:height="1.309cm" svg:x="1.181cm" svg:y="3.288cm">
            <text:p text:style-name="P8"><text:span text:style-name="T6">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그룹 28">
          <draw:custom-shape draw:name="육각형 22" draw:style-name="gr3" draw:text-style-name="P2" draw:layer="layout" svg:width="1.317cm" svg:height="1.399cm" draw:transform="rotate (-1.57079632679579) translate (4.588cm 5.22cm)">
            <text:p/>
            <draw:enhanced-geometry svg:viewBox="0 0 21600 21600" draw:glue-points="10800 0 0 10800 10800 21600 21600 10800" draw:text-areas="?f3 ?f3 ?f4 ?f4" draw:mirror-horizontal="tru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name="Text Box 5" draw:style-name="gr7" draw:text-style-name="P2" draw:layer="layout" svg:width="6.754cm" svg:height="0.843cm" svg:x="4.856cm" svg:y="5cm">
            <text:p text:style-name="P8"><text:span text:style-name="T7">UI</text:span><text:span text:style-name="T7">프로토타입 제작 및 검토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5" draw:text-style-name="P2" draw:layer="layout" svg:width="7.248cm" svg:height="1.181cm" svg:x="4.856cm" svg:y="5.661cm">
            <text:p/>
            <draw:enhanced-geometry svg:viewBox="0 0 21600 21600" draw:type="rectangle" draw:enhanced-path="M 0 0 L 21600 0 21600 21600 0 21600 0 0 Z N"/>
          </draw:custom-shape>
          <draw:custom-shape draw:name="TextBox 13" draw:style-name="gr8" draw:text-style-name="P2" draw:layer="layout" svg:width="1.662cm" svg:height="1.309cm" svg:x="3cm" svg:y="5.255cm">
            <text:p text:style-name="P8"><text:span text:style-name="T6">1-2</text:span></text:p>
            <draw:enhanced-geometry svg:viewBox="0 0 21600 21600" draw:type="rectangle" draw:enhanced-path="M 0 0 L 21600 0 21600 21600 0 21600 0 0 Z N"/>
          </draw:custom-shape>
        </draw:g>
        <draw:g draw:name="그룹 27">
          <draw:custom-shape draw:name="육각형 21" draw:style-name="gr3" draw:text-style-name="P2" draw:layer="layout" svg:width="1.317cm" svg:height="1.399cm" draw:transform="rotate (-1.57079632679579) translate (12.987cm 5.321cm)">
            <text:p/>
            <draw:enhanced-geometry svg:viewBox="0 0 21600 21600" draw:glue-points="10800 0 0 10800 10800 21600 21600 10800" draw:text-areas="?f3 ?f3 ?f4 ?f4" draw:mirror-horizontal="tru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name="Text Box 5" draw:style-name="gr7" draw:text-style-name="P2" draw:layer="layout" svg:width="6.754cm" svg:height="0.843cm" svg:x="13.255cm" svg:y="5cm">
            <text:p text:style-name="P8"><text:span text:style-name="T7">UI</text:span><text:span text:style-name="T7">요구사항 확인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5" draw:text-style-name="P2" draw:layer="layout" svg:width="7.248cm" svg:height="1.181cm" svg:x="13.255cm" svg:y="5.662cm">
            <text:p/>
            <draw:enhanced-geometry svg:viewBox="0 0 21600 21600" draw:type="rectangle" draw:enhanced-path="M 0 0 L 21600 0 21600 21600 0 21600 0 0 Z N"/>
          </draw:custom-shape>
          <draw:custom-shape draw:name="TextBox 13" draw:style-name="gr8" draw:text-style-name="P2" draw:layer="layout" svg:width="1.662cm" svg:height="1.309cm" svg:x="11.4cm" svg:y="5.264cm">
            <text:p text:style-name="P8"><text:span text:style-name="T6">1-1</text:span></text:p>
            <draw:enhanced-geometry svg:viewBox="0 0 21600 21600" draw:type="rectangle" draw:enhanced-path="M 0 0 L 21600 0 21600 21600 0 21600 0 0 Z N"/>
          </draw:custom-shape>
        </draw:g>
        <draw:g draw:name="그룹 29">
          <draw:custom-shape draw:name="육각형 23" draw:style-name="gr3" draw:text-style-name="P2" draw:layer="layout" svg:width="1.607cm" svg:height="1.708cm" draw:transform="rotate (-1.57079632679579) translate (2.726cm 10.535cm)">
            <text:p text:style-name="P8"/>
            <draw:enhanced-geometry svg:viewBox="0 0 21600 21600" draw:glue-points="10800 0 0 10800 10800 21600 21600 10800" draw:text-areas="?f3 ?f3 ?f4 ?f4" draw:mirror-horizontal="tru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name="Text Box 5" draw:style-name="gr9" draw:text-style-name="P7" draw:layer="layout" svg:width="8.248cm" svg:height="1.267cm" svg:x="3.053cm" svg:y="10.209cm">
            <text:p text:style-name="P6"><text:span text:style-name="T5">UI </text:span><text:span text:style-name="T5">설계하기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5" draw:text-style-name="P2" draw:layer="layout" svg:width="8.851cm" svg:height="1.441cm" svg:x="3.053cm" svg:y="11.016cm">
            <text:p text:style-name="P8"/>
            <draw:enhanced-geometry svg:viewBox="0 0 21600 21600" draw:type="rectangle" draw:enhanced-path="M 0 0 L 21600 0 21600 21600 0 21600 0 0 Z N"/>
          </draw:custom-shape>
          <draw:custom-shape draw:name="TextBox 13" draw:style-name="gr10" draw:text-style-name="P2" draw:layer="layout" svg:width="1.391cm" svg:height="1.309cm" svg:x="1.106cm" svg:y="10.529cm">
            <text:p text:style-name="P8"><text:span text:style-name="T6">02</text:span></text:p>
            <draw:enhanced-geometry svg:viewBox="0 0 21600 21600" draw:type="rectangle" draw:enhanced-path="M 0 0 L 21600 0 21600 21600 0 21600 0 0 Z N"/>
          </draw:custom-shape>
        </draw:g>
        <draw:g draw:name="그룹 30">
          <draw:custom-shape draw:name="육각형 24" draw:style-name="gr3" draw:text-style-name="P2" draw:layer="layout" svg:width="1.317cm" svg:height="1.399cm" draw:transform="rotate (-1.57079632679579) translate (5.369cm 12.274cm)">
            <text:p/>
            <draw:enhanced-geometry svg:viewBox="0 0 21600 21600" draw:glue-points="10800 0 0 10800 10800 21600 21600 10800" draw:text-areas="?f3 ?f3 ?f4 ?f4" draw:mirror-horizontal="tru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name="Text Box 5" draw:style-name="gr7" draw:text-style-name="P2" draw:layer="layout" svg:width="6.754cm" svg:height="0.843cm" svg:x="5.637cm" svg:y="12cm">
            <text:p text:style-name="P8"><text:span text:style-name="T7">UI </text:span><text:span text:style-name="T7">흐름설계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5" draw:text-style-name="P2" draw:layer="layout" svg:width="7.248cm" svg:height="1.181cm" svg:x="5.637cm" svg:y="12.661cm">
            <text:p/>
            <draw:enhanced-geometry svg:viewBox="0 0 21600 21600" draw:type="rectangle" draw:enhanced-path="M 0 0 L 21600 0 21600 21600 0 21600 0 0 Z N"/>
          </draw:custom-shape>
          <draw:custom-shape draw:name="TextBox 13" draw:style-name="gr8" draw:text-style-name="P2" draw:layer="layout" svg:width="1.662cm" svg:height="1.309cm" svg:x="3.781cm" svg:y="12.27cm">
            <text:p text:style-name="P8"><text:span text:style-name="T6">2-1</text:span></text:p>
            <draw:enhanced-geometry svg:viewBox="0 0 21600 21600" draw:type="rectangle" draw:enhanced-path="M 0 0 L 21600 0 21600 21600 0 21600 0 0 Z N"/>
          </draw:custom-shape>
        </draw:g>
        <draw:g draw:name="그룹 30">
          <draw:custom-shape draw:name="육각형 24" draw:style-name="gr3" draw:text-style-name="P2" draw:layer="layout" svg:width="1.317cm" svg:height="1.399cm" draw:transform="rotate (-1.57079632679579) translate (12.849cm 12.3cm)">
            <text:p text:style-name="P8"/>
            <draw:enhanced-geometry svg:viewBox="0 0 21600 21600" draw:glue-points="10800 0 0 10800 10800 21600 21600 10800" draw:text-areas="?f3 ?f3 ?f4 ?f4" draw:mirror-horizontal="tru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name="Text Box 5" draw:style-name="gr11" draw:text-style-name="P2" draw:layer="layout" svg:width="6.754cm" svg:height="0.843cm" svg:x="13.117cm" svg:y="12.026cm">
            <text:p text:style-name="P8"><text:span text:style-name="T7">UI </text:span><text:span text:style-name="T7">상세설계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12" draw:text-style-name="P9" draw:layer="layout" svg:width="7.248cm" svg:height="1.181cm" svg:x="13.117cm" svg:y="12.687cm">
            <text:p/>
            <draw:enhanced-geometry svg:viewBox="0 0 21600 21600" draw:type="rectangle" draw:enhanced-path="M 0 0 L 21600 0 21600 21600 0 21600 0 0 Z N"/>
          </draw:custom-shape>
          <draw:custom-shape draw:name="TextBox 13" draw:style-name="gr13" draw:text-style-name="P2" draw:layer="layout" svg:width="1.662cm" svg:height="1.309cm" svg:x="11.261cm" svg:y="12.296cm">
            <text:p text:style-name="P8"><text:span text:style-name="T6">2-2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_20_2">
        <draw:custom-shape draw:name="Text Box 9" draw:style-name="gr14" draw:text-style-name="P2" draw:layer="layout" svg:width="8.32cm" svg:height="3.555cm" svg:x="12.38cm" svg:y="7.2cm">
          <text:list text:style-name="L6">
            <text:list-item>
              <text:p text:style-name="P10"><text:span text:style-name="T8">UI </text:span><text:span text:style-name="T8">요구사항 확인</text:span></text:p>
            </text:list-item>
            <text:list-item>
              <text:p text:style-name="P10"><text:span text:style-name="T8">UI </text:span><text:span text:style-name="T8">프로토타입 제작 및 검토</text:span></text:p>
              <text:p text:style-name="P10"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g draw:name="그룹 5">
          <draw:custom-shape draw:name="Text Box 5" draw:style-name="gr15" draw:text-style-name="P11" draw:layer="layout" svg:width="8.961cm" svg:height="1.271cm" svg:x="0.839cm" svg:y="8.525cm">
            <text:p text:style-name="P6"><text:span text:style-name="T9">UI </text:span><text:span text:style-name="T9">요구사항 확인하기</text:span></text:p>
            <draw:enhanced-geometry svg:viewBox="0 0 21600 21600" draw:type="rectangle" draw:enhanced-path="M 0 0 L 21600 0 21600 21600 0 21600 0 0 Z N"/>
          </draw:custom-shape>
          <draw:custom-shape draw:name="직사각형 11" draw:style-name="gr16" draw:text-style-name="P12" draw:layer="layout" svg:width="7.984cm" svg:height="1.181cm" svg:x="1.327cm" svg:y="9.814cm">
            <text:p/>
            <draw:enhanced-geometry svg:viewBox="0 0 21600 21600" draw:type="rectangle" draw:enhanced-path="M 0 0 L 21600 0 21600 21600 0 21600 0 0 Z N"/>
          </draw:custom-shape>
          <draw:custom-shape draw:name="Text Box 4" draw:style-name="gr17" draw:text-style-name="P14" draw:layer="layout" svg:width="1.653cm" svg:height="1.609cm" svg:x="4.492cm" svg:y="7.263cm">
            <text:p text:style-name="P13"><text:span text:style-name="T10">01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1" draw:layer="layout" svg:width="12.699cm" svg:height="9.524cm" svg:x="3.175cm" svg:y="1.93cm" draw:page-number="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dd some text to the title slide" draw:style-name="dp1" draw:master-page-name="기본값_20_3">
        <draw:frame draw:name="제목 1" presentation:style-name="pr6" draw:text-style-name="P2" draw:layer="layout" svg:width="21.28cm" svg:height="2.213cm" svg:x="1.099cm" svg:y="0.324cm" presentation:class="title" presentation:user-transformed="true">
          <draw:text-box>
            <text:p text:style-name="P1"><text:span text:style-name="T1">UI </text:span><text:span text:style-name="T1">요구사항 확인하기</text:span></text:p>
          </draw:text-box>
        </draw:frame>
        <draw:frame draw:name="내용 개체 틀 36" presentation:style-name="pr7" draw:text-style-name="P2" draw:layer="layout" svg:width="23.339cm" svg:height="13.559cm" svg:x="1.099cm" svg:y="3.524cm" presentation:class="outline" presentation:user-transformed="true">
          <draw:text-box>
            <text:list text:style-name="L7">
              <text:list-item>
                <text:p text:style-name="P15"><text:span text:style-name="T11">UI </text:span><text:span text:style-name="T11">요구사항 확인하기</text:span></text:p>
              </text:list-item>
            </text:list>
          </draw:text-box>
        </draw:frame>
        <draw:custom-shape draw:name="Rectangle 2" draw:style-name="gr18" draw:text-style-name="P16" draw:layer="layout" svg:width="18.402cm" svg:height="7.4cm" svg:x="4.67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3" draw:style-name="gr19" draw:text-style-name="P16" draw:layer="layout" svg:width="3.774cm" svg:height="7.4cm" svg:x="0.9cm" svg:y="5.4cm">
          <text:p/>
          <draw:enhanced-geometry svg:viewBox="0 0 21600 21600" draw:type="rectangle" draw:enhanced-path="M 0 0 L 21600 0 21600 21600 0 21600 0 0 Z N"/>
        </draw:custom-shape>
        <draw:custom-shape draw:name="Rectangle 4" draw:style-name="gr20" draw:text-style-name="P18" draw:layer="layout" svg:width="3.774cm" svg:height="1.182cm" svg:x="0.9cm" svg:y="8.37cm">
          <text:list text:style-name="L8">
            <text:list-header>
              <text:p text:style-name="P17"><text:span text:style-name="T12">UI </text:span><text:span text:style-name="T13">요소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1" draw:text-style-name="P20" draw:layer="layout" svg:width="17.599cm" svg:height="6.335cm" svg:x="5.007cm" svg:y="6cm">
          <text:list text:style-name="L9">
            <text:list-header>
              <text:p text:style-name="P19"><text:span text:style-name="T14">- div( id=“box” ) </text:span><text:span text:style-name="T15">: h2, #header, #main </text:span><text:span text:style-name="T16">요소를 감싸는 </text:span><text:span text:style-name="T15">div</text:span></text:p>
              <text:p text:style-name="P19"><text:span text:style-name="T14">- div( id=“header” )</text:span><text:span text:style-name="T15"> : h2</text:span><text:span text:style-name="T15">태그를 가진다</text:span><text:span text:style-name="T15">.</text:span></text:p>
            </text:list-header>
          </text:list>
          <text:p text:style-name="P19"><text:span text:style-name="T14">- h2</text:span><text:span text:style-name="T15"> : “Jump for Joy Sale”</text:span><text:span text:style-name="T16"> </text:span><text:span text:style-name="T15">text</text:span><text:span text:style-name="T16">를 가진다</text:span><text:span text:style-name="T16">.</text:span></text:p>
          <text:p text:style-name="P19"><text:span text:style-name="T14">- div( id=“main” ) : </text:span><text:span text:style-name="T17">class</text:span><text:span text:style-name="T18">가 </text:span><text:span text:style-name="T17">guess_box</text:span><text:span text:style-name="T18">인 </text:span><text:span text:style-name="T17">div</text:span><text:span text:style-name="T18">를 감싸고 있는 </text:span><text:span text:style-name="T17">div</text:span></text:p>
          <text:list text:continue-numbering="true" text:style-name="L9">
            <text:list-header>
              <text:p text:style-name="P19"><text:span text:style-name="T14">- div( class=“guess_box” ) </text:span><text:span text:style-name="T15">: </text:span><text:span text:style-name="T16">각각의 </text:span><text:span text:style-name="T15">img</text:span><text:span text:style-name="T16">를 감싸는 </text:span><text:span text:style-name="T15">div</text:span></text:p>
              <text:p text:style-name="P19"><text:span text:style-name="T14">- img( src=“../images/</text:span><text:span text:style-name="T19">풍차</text:span><text:span text:style-name="T14">.jpg” ) </text:span><text:span text:style-name="T15">: </text:span><text:span text:style-name="T16">풍차</text:span><text:span text:style-name="T15">.jpg </text:span><text:span text:style-name="T16">이미지</text:span></text:p>
              <text:p text:style-name="P19"><text:span text:style-name="T14">- img( src=“../images/</text:span><text:span text:style-name="T19">대나무숲</text:span><text:span text:style-name="T14">.jpg” ) </text:span><text:span text:style-name="T15">: </text:span><text:span text:style-name="T16">대나무숲</text:span><text:span text:style-name="T15">.jpg </text:span><text:span text:style-name="T16">이미지</text:span></text:p>
              <text:p text:style-name="P19"><text:span text:style-name="T14">- img( src=“../images/</text:span><text:span text:style-name="T19">산</text:span><text:span text:style-name="T14">.jpg” ) </text:span><text:span text:style-name="T15">: </text:span><text:span text:style-name="T16">산</text:span><text:span text:style-name="T15">.jpg </text:span><text:span text:style-name="T16">이미지</text:span></text:p>
              <text:p text:style-name="P19"><text:span text:style-name="T14">- img( src=“../images/</text:span><text:span text:style-name="T19">셔틀콕</text:span><text:span text:style-name="T14">.jpg” ) </text:span><text:span text:style-name="T15">: </text:span><text:span text:style-name="T16">셔틀콕</text:span><text:span text:style-name="T15">.jpg </text:span><text:span text:style-name="T16">이미지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8" draw:text-style-name="P16" draw:layer="layout" svg:width="18.402cm" svg:height="2.566cm" svg:x="4.7cm" svg:y="13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8" draw:style-name="gr19" draw:text-style-name="P16" draw:layer="layout" svg:width="3.774cm" svg:height="2.566cm" svg:x="0.926cm" svg:y="13.034cm">
          <text:p/>
          <draw:enhanced-geometry svg:viewBox="0 0 21600 21600" draw:type="rectangle" draw:enhanced-path="M 0 0 L 21600 0 21600 21600 0 21600 0 0 Z N"/>
        </draw:custom-shape>
        <draw:custom-shape draw:name="Rectangle 9" draw:style-name="gr22" draw:text-style-name="P18" draw:layer="layout" svg:width="3.774cm" svg:height="1.182cm" svg:x="0.926cm" svg:y="13.907cm">
          <text:list text:style-name="L8">
            <text:list-header>
              <text:p text:style-name="P17"><text:span text:style-name="T13">요구사항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23" draw:text-style-name="P20" draw:layer="layout" svg:width="16.999cm" svg:height="2.279cm" svg:x="5.07cm" svg:y="13.505cm">
          <text:list text:style-name="L9">
            <text:list-header>
              <text:p text:style-name="P19"><text:span text:style-name="T15">- Img</text:span><text:span text:style-name="T16">에 마우스 </text:span><text:span text:style-name="T15">hover</text:span><text:span text:style-name="T16">시 테두리 설정 및 해제</text:span></text:p>
              <text:p text:style-name="P19"><text:span text:style-name="T15">- guess_box</text:span><text:span text:style-name="T16">를 클릭하면 랜덤으로 할인률 나타내기</text:span><text:span text:style-name="T16">(5~10 </text:span><text:span text:style-name="T16">사이</text:span><text:span text:style-name="T16">)</text:span></text:p>
              <text:p text:style-name="P19"><text:span text:style-name="T16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2.699cm" svg:height="9.524cm" svg:x="3.175cm" svg:y="1.93cm" draw:page-number="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기본값_20_3">
        <draw:custom-shape draw:name="Rectangle 2" draw:style-name="gr18" draw:text-style-name="P16" draw:layer="layout" svg:width="18.424cm" svg:height="5.997cm" svg:x="4.576cm" svg:y="5.6cm">
          <text:p/>
          <draw:enhanced-geometry svg:viewBox="0 0 21600 21600" draw:type="rectangle" draw:enhanced-path="M 0 0 L 21600 0 21600 21600 0 21600 0 0 Z N"/>
        </draw:custom-shape>
        <draw:custom-shape draw:name="Rectangle 3" draw:style-name="gr19" draw:text-style-name="P16" draw:layer="layout" svg:width="3.779cm" svg:height="5.997cm" svg:x="0.797cm" svg:y="5.6cm">
          <text:p/>
          <draw:enhanced-geometry svg:viewBox="0 0 21600 21600" draw:type="rectangle" draw:enhanced-path="M 0 0 L 21600 0 21600 21600 0 21600 0 0 Z N"/>
        </draw:custom-shape>
        <draw:custom-shape draw:name="Rectangle 4" draw:style-name="gr24" draw:text-style-name="P18" draw:layer="layout" svg:width="3.779cm" svg:height="2.113cm" svg:x="0.797cm" svg:y="7.312cm">
          <text:list text:style-name="L8">
            <text:list-header>
              <text:p text:style-name="P17"><text:span text:style-name="T13">이벤트</text:span></text:p>
              <text:p text:style-name="P17"><text:span text:style-name="T13">내용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5" draw:text-style-name="P20" draw:layer="layout" svg:width="17.599cm" svg:height="4.983cm" svg:x="4.973cm" svg:y="6.182cm">
          <text:list text:style-name="L10">
            <text:list-header>
              <text:p text:style-name="P19"><text:span text:style-name="T20">Img</text:span><text:span text:style-name="T21">에 </text:span><text:span text:style-name="T22">hover</text:span><text:span text:style-name="T21">메서드를 사용하여 </text:span></text:p>
              <text:p text:style-name="P19"><text:span text:style-name="T21">마우스를 올리면 </text:span><text:span text:style-name="T20">addClass</text:span><text:span text:style-name="T21">메서드를 사용하여 클래스 생성</text:span><text:span text:style-name="T20">,</text:span></text:p>
              <text:p text:style-name="P19"><text:span text:style-name="T21">마우스를 내리면 </text:span><text:span text:style-name="T20">removeClass</text:span><text:span text:style-name="T21">메서드를 사용하여 클래스 삭제</text:span></text:p>
              <text:p text:style-name="P19"><text:span text:style-name="T20">-&gt; </text:span><text:span text:style-name="T21">해당 클래스는 </text:span><text:span text:style-name="T22">img</text:span><text:span text:style-name="T23">에 테두리를 부여</text:span><text:span text:style-name="T21">한다</text:span><text:span text:style-name="T20">.</text:span></text:p>
              <text:p text:style-name="P19"><text:span text:style-name="T20"/></text:p>
              <text:p text:style-name="P19"><text:span text:style-name="T22">Guess_box</text:span><text:span text:style-name="T21">에 </text:span><text:span text:style-name="T22">click</text:span><text:span text:style-name="T21">메서드를 사용하여</text:span></text:p>
              <text:p text:style-name="P19"><text:span text:style-name="T23">할인율</text:span><text:span text:style-name="T21">이 랜덤으로 나타나서 해당 </text:span><text:span text:style-name="T20">guess_box</text:span><text:span text:style-name="T21">에 나타난다</text:span><text:span text:style-name="T20">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8" draw:text-style-name="P16" draw:layer="layout" svg:width="18.402cm" svg:height="4.148cm" svg:x="4.598cm" svg:y="12.51cm">
          <text:p/>
          <draw:enhanced-geometry svg:viewBox="0 0 21600 21600" draw:type="rectangle" draw:enhanced-path="M 0 0 L 21600 0 21600 21600 0 21600 0 0 Z N"/>
        </draw:custom-shape>
        <draw:custom-shape draw:name="Rectangle 8" draw:style-name="gr19" draw:text-style-name="P16" draw:layer="layout" svg:width="3.774cm" svg:height="4.148cm" svg:x="0.797cm" svg:y="12.536cm">
          <text:p/>
          <draw:enhanced-geometry svg:viewBox="0 0 21600 21600" draw:type="rectangle" draw:enhanced-path="M 0 0 L 21600 0 21600 21600 0 21600 0 0 Z N"/>
        </draw:custom-shape>
        <draw:custom-shape draw:name="Rectangle 9" draw:style-name="gr26" draw:text-style-name="P18" draw:layer="layout" svg:width="3.774cm" svg:height="1.182cm" svg:x="0.797cm" svg:y="13.947cm">
          <text:list text:style-name="L8">
            <text:list-header>
              <text:p text:style-name="P17"><text:span text:style-name="T13">제약사항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27" draw:text-style-name="P20" draw:layer="layout" svg:width="16.999cm" svg:height="2.279cm" svg:x="4.85cm" svg:y="13.191cm">
          <text:list text:style-name="L9">
            <text:list-header>
              <text:p text:style-name="P19"><text:span text:style-name="T15">Guess_box</text:span><text:span text:style-name="T16">에 더해지는 </text:span><text:span text:style-name="T19">할인율</text:span><text:span text:style-name="T16">은 </text:span><text:span text:style-name="T19">한번 실행 후 자동으로 해제</text:span><text:span text:style-name="T16">된다</text:span><text:span text:style-name="T15">.</text:span></text:p>
              <text:p text:style-name="P19"><text:span text:style-name="T16">할인율은 </text:span><text:span text:style-name="T14">5</text:span><text:span text:style-name="T19">에서 </text:span><text:span text:style-name="T14">10</text:span><text:span text:style-name="T19">까지의 숫자를 랜덤</text:span><text:span text:style-name="T16">하게 나타낸다</text:span><text:span text:style-name="T15">.</text:span></text:p>
              <text:p text:style-name="P19"><text:span text:style-name="T16">다른 </text:span><text:span text:style-name="T15">guess_box</text:span><text:span text:style-name="T16">선택시</text:span><text:span text:style-name="T15">, </text:span><text:span text:style-name="T19">이전 </text:span><text:span text:style-name="T14">guess_box</text:span><text:span text:style-name="T19">의 할인율은 사라진다</text:span><text:span text:style-name="T19">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제목 1" presentation:style-name="pr6" draw:text-style-name="P2" draw:layer="layout" svg:width="21.28cm" svg:height="2.213cm" svg:x="1.099cm" svg:y="0.325cm" presentation:class="title" presentation:user-transformed="true">
          <draw:text-box>
            <text:p text:style-name="P1"><text:span text:style-name="T1">UI </text:span><text:span text:style-name="T1">요구사항 확인하기</text:span></text:p>
          </draw:text-box>
        </draw:frame>
        <draw:frame draw:name="내용 개체 틀 36" presentation:style-name="pr7" draw:text-style-name="P2" draw:layer="layout" svg:width="23.339cm" svg:height="13.559cm" svg:x="1.1cm" svg:y="3.525cm" presentation:class="outline" presentation:user-transformed="true">
          <draw:text-box>
            <text:list text:style-name="L7">
              <text:list-item>
                <text:p text:style-name="P15"><text:span text:style-name="T11">UI </text:span><text:span text:style-name="T11">요구사항 확인하기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dd some text to the title slide" draw:style-name="dp1" draw:master-page-name="기본값_20_4">
        <draw:frame draw:name="내용 개체 틀 5" presentation:style-name="pr9" draw:text-style-name="P2" draw:layer="layout" svg:width="23.539cm" svg:height="15.85cm" svg:x="0.861cm" svg:y="3cm" presentation:class="outline" presentation:user-transformed="true">
          <draw:text-box>
            <text:list text:style-name="L7">
              <text:list-item>
                <text:p text:style-name="P15"><text:span text:style-name="T11">UI <text:s/></text:span><text:span text:style-name="T11">프로토타입</text:span></text:p>
              </text:list-item>
            </text:list>
          </draw:text-box>
        </draw:frame>
        <draw:frame draw:name="제목 1" presentation:style-name="pr10" draw:text-style-name="P2" draw:layer="layout" svg:width="21.28cm" svg:height="2.213cm" svg:x="1.099cm" svg:y="0.326cm" presentation:class="title" presentation:user-transformed="true">
          <draw:text-box>
            <text:p text:style-name="P1"><text:span text:style-name="T1">UI </text:span><text:span text:style-name="T1">요구사항 확인하기</text:span></text:p>
          </draw:text-box>
        </draw:frame>
        <draw:custom-shape draw:name="Rectangle 5" draw:style-name="gr28" draw:text-style-name="P16" draw:layer="layout" svg:width="21.476cm" svg:height="14.05cm" svg:x="1.153cm" svg:y="4.8cm">
          <text:p/>
          <draw:enhanced-geometry svg:viewBox="0 0 21600 21600" draw:type="rectangle" draw:enhanced-path="M 0 0 L 21600 0 21600 21600 0 21600 0 0 Z N"/>
        </draw:custom-shape>
        <draw:custom-shape draw:name="Rectangle 6" draw:style-name="gr29" draw:text-style-name="P22" draw:layer="layout" svg:width="20.876cm" svg:height="1.53cm" svg:x="1.453cm" svg:y="5.1cm">
          <text:list text:style-name="L11">
            <text:list-header>
              <text:p text:style-name="P21"><text:span text:style-name="T24">&lt;h2&gt;Jump for Joy Sale&lt;/h2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30" draw:text-style-name="P16" draw:layer="layout" svg:width="4.921cm" svg:height="8.979cm" svg:x="1.634cm" svg:y="7.097cm">
          <text:p/>
          <draw:enhanced-geometry svg:viewBox="0 0 21600 21600" draw:type="rectangle" draw:enhanced-path="M 0 0 L 21600 0 21600 21600 0 21600 0 0 Z N"/>
        </draw:custom-shape>
        <draw:custom-shape draw:name="Rectangle 8" draw:style-name="gr30" draw:text-style-name="P16" draw:layer="layout" svg:width="4.974cm" svg:height="8.974cm" svg:x="6.758cm" svg:y="7.097cm">
          <text:p/>
          <draw:enhanced-geometry svg:viewBox="0 0 21600 21600" draw:type="rectangle" draw:enhanced-path="M 0 0 L 21600 0 21600 21600 0 21600 0 0 Z N"/>
        </draw:custom-shape>
        <draw:custom-shape draw:name="Rectangle 9" draw:style-name="gr30" draw:text-style-name="P16" draw:layer="layout" svg:width="4.974cm" svg:height="8.974cm" svg:x="12.054cm" svg:y="7.097cm">
          <text:p/>
          <draw:enhanced-geometry svg:viewBox="0 0 21600 21600" draw:type="rectangle" draw:enhanced-path="M 0 0 L 21600 0 21600 21600 0 21600 0 0 Z N"/>
        </draw:custom-shape>
        <draw:custom-shape draw:name="Rectangle 10" draw:style-name="gr30" draw:text-style-name="P16" draw:layer="layout" svg:width="4.674cm" svg:height="8.974cm" svg:x="17.359cm" svg:y="7.097cm">
          <text:p/>
          <draw:enhanced-geometry svg:viewBox="0 0 21600 21600" draw:type="rectangle" draw:enhanced-path="M 0 0 L 21600 0 21600 21600 0 21600 0 0 Z N"/>
        </draw:custom-shape>
        <draw:custom-shape draw:name="Rectangle 11" draw:style-name="gr31" draw:text-style-name="P24" draw:layer="layout" svg:width="4.689cm" svg:height="0.843cm" svg:x="1.383cm" svg:y="5.087cm">
          <text:list text:style-name="L12">
            <text:list-header>
              <text:p text:style-name="P23"><text:span text:style-name="T25">div( id=“header” 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32" draw:text-style-name="P16" draw:layer="layout" svg:width="20.876cm" svg:height="10.429cm" svg:x="1.453cm" svg:y="6.89cm">
          <text:p/>
          <draw:enhanced-geometry svg:viewBox="0 0 21600 21600" draw:type="rectangle" draw:enhanced-path="M 0 0 L 21600 0 21600 21600 0 21600 0 0 Z N"/>
        </draw:custom-shape>
        <draw:custom-shape draw:name="Rectangle 13" draw:style-name="gr33" draw:text-style-name="P24" draw:layer="layout" svg:width="15.776cm" svg:height="0.843cm" svg:x="1.524cm" svg:y="16.398cm">
          <text:list text:style-name="L12">
            <text:list-header>
              <text:p text:style-name="P23"><text:span text:style-name="T25">div( id=“main” ) -&gt; width:630px, height:250px, background:ivory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28" draw:text-style-name="P16" draw:layer="layout" svg:width="4.273cm" svg:height="4.472cm" svg:x="1.965cm" svg:y="7.397cm">
          <text:p/>
          <draw:enhanced-geometry svg:viewBox="0 0 21600 21600" draw:type="rectangle" draw:enhanced-path="M 0 0 L 21600 0 21600 21600 0 21600 0 0 Z N"/>
        </draw:custom-shape>
        <draw:custom-shape draw:name="Rectangle 15" draw:style-name="gr28" draw:text-style-name="P16" draw:layer="layout" svg:width="4.15cm" svg:height="4.472cm" svg:x="7.168cm" svg:y="7.397cm">
          <text:p/>
          <draw:enhanced-geometry svg:viewBox="0 0 21600 21600" draw:type="rectangle" draw:enhanced-path="M 0 0 L 21600 0 21600 21600 0 21600 0 0 Z N"/>
        </draw:custom-shape>
        <draw:custom-shape draw:name="Rectangle 16" draw:style-name="gr28" draw:text-style-name="P16" draw:layer="layout" svg:width="4.149cm" svg:height="4.472cm" svg:x="12.438cm" svg:y="7.397cm">
          <text:p/>
          <draw:enhanced-geometry svg:viewBox="0 0 21600 21600" draw:type="rectangle" draw:enhanced-path="M 0 0 L 21600 0 21600 21600 0 21600 0 0 Z N"/>
        </draw:custom-shape>
        <draw:custom-shape draw:name="Rectangle 17" draw:style-name="gr28" draw:text-style-name="P16" draw:layer="layout" svg:width="4.15cm" svg:height="4.472cm" svg:x="17.619cm" svg:y="7.397cm">
          <text:p/>
          <draw:enhanced-geometry svg:viewBox="0 0 21600 21600" draw:type="rectangle" draw:enhanced-path="M 0 0 L 21600 0 21600 21600 0 21600 0 0 Z N"/>
        </draw:custom-shape>
        <draw:custom-shape draw:name="Rectangle 18" draw:style-name="gr34" draw:text-style-name="P24" draw:layer="layout" svg:width="4.024cm" svg:height="2.619cm" svg:x="1.943cm" svg:y="7.45cm">
          <text:list text:style-name="L12">
            <text:list-header>
              <text:p text:style-name="P23"><text:span text:style-name="T25">img(</text:span><text:span text:style-name="T26">풍차</text:span><text:span text:style-name="T25">.jpg)</text:span></text:p>
            </text:list-header>
          </text:list>
          <text:p text:style-name="P23"><text:span text:style-name="T25">width : </text:span></text:p>
          <text:p text:style-name="P23"><text:span text:style-name="T25">calc(99% -1%)</text:span></text:p>
          <text:list text:continue-numbering="true" text:style-name="L12">
            <text:list-header>
              <text:p text:style-name="P23"><text:span text:style-name="T25">Height : 100p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35" draw:text-style-name="P24" draw:layer="layout" svg:width="4.587cm" svg:height="2.619cm" svg:x="7.014cm" svg:y="7.481cm">
          <text:list text:style-name="L12">
            <text:list-header>
              <text:p text:style-name="P23"><text:span text:style-name="T25">img(</text:span><text:span text:style-name="T26">대나무숲</text:span><text:span text:style-name="T25">.jpg)</text:span></text:p>
            </text:list-header>
          </text:list>
          <text:p text:style-name="P23"><text:span text:style-name="T25">width : </text:span></text:p>
          <text:p text:style-name="P23"><text:span text:style-name="T25">calc(99% -1%)</text:span></text:p>
          <text:p text:style-name="P23"><text:span text:style-name="T25">Height : <text:s/>100px</text:span></text:p>
          <draw:enhanced-geometry svg:viewBox="0 0 21600 21600" draw:type="rectangle" draw:enhanced-path="M 0 0 L 21600 0 21600 21600 0 21600 0 0 Z N"/>
        </draw:custom-shape>
        <draw:custom-shape draw:name="Rectangle 20" draw:style-name="gr36" draw:text-style-name="P24" draw:layer="layout" svg:width="4.062cm" svg:height="2.619cm" svg:x="12.407cm" svg:y="7.397cm">
          <text:list text:style-name="L12">
            <text:list-header>
              <text:p text:style-name="P23"><text:span text:style-name="T25">img(</text:span><text:span text:style-name="T26">산</text:span><text:span text:style-name="T25">.jpg)</text:span></text:p>
            </text:list-header>
          </text:list>
          <text:p text:style-name="P23"><text:span text:style-name="T25">width :</text:span></text:p>
          <text:p text:style-name="P23"><text:span text:style-name="T25">calc(99% -1%)</text:span></text:p>
          <text:p text:style-name="P23"><text:span text:style-name="T25">Height : <text:s/>100px</text:span></text:p>
          <draw:enhanced-geometry svg:viewBox="0 0 21600 21600" draw:type="rectangle" draw:enhanced-path="M 0 0 L 21600 0 21600 21600 0 21600 0 0 Z N"/>
        </draw:custom-shape>
        <draw:custom-shape draw:name="Rectangle 21" draw:style-name="gr37" draw:text-style-name="P24" draw:layer="layout" svg:width="4.092cm" svg:height="2.619cm" svg:x="17.575cm" svg:y="7.397cm">
          <text:list text:style-name="L12">
            <text:list-header>
              <text:p text:style-name="P23"><text:span text:style-name="T25">img(</text:span><text:span text:style-name="T26">셔틀콕</text:span><text:span text:style-name="T25">.jpg)</text:span></text:p>
            </text:list-header>
          </text:list>
          <text:p text:style-name="P23"><text:span text:style-name="T25">width : </text:span></text:p>
          <text:p text:style-name="P23"><text:span text:style-name="T25">calc(99% -1%)</text:span></text:p>
          <text:p text:style-name="P23"><text:span text:style-name="T25">Height : <text:s/>100px</text:span></text:p>
          <draw:enhanced-geometry svg:viewBox="0 0 21600 21600" draw:type="rectangle" draw:enhanced-path="M 0 0 L 21600 0 21600 21600 0 21600 0 0 Z N"/>
        </draw:custom-shape>
        <draw:custom-shape draw:name="Rectangle 13" draw:style-name="gr38" draw:text-style-name="P24" draw:layer="layout" svg:width="15.513cm" svg:height="0.843cm" svg:x="1.153cm" svg:y="17.757cm">
          <text:list text:style-name="L12">
            <text:list-header>
              <text:p text:style-name="P23"><text:span text:style-name="T25">div( id=“box” ) -&gt; width:630px, height:250px, background:ivory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2.699cm" svg:height="9.524cm" svg:x="3.175cm" svg:y="1.93cm" draw:page-number="6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기본값_20_4">
        <draw:frame draw:name="제목 1" presentation:style-name="pr10" draw:text-style-name="P2" draw:layer="layout" svg:width="21.28cm" svg:height="2.213cm" svg:x="1.099cm" svg:y="0.327cm" presentation:class="title" presentation:user-transformed="true">
          <draw:text-box>
            <text:p text:style-name="P1"><text:span text:style-name="T1">UI </text:span><text:span text:style-name="T1">요구사항 확인하기</text:span></text:p>
          </draw:text-box>
        </draw:frame>
        <draw:frame draw:name="내용 개체 틀 5" presentation:style-name="pr9" draw:text-style-name="P2" draw:layer="layout" svg:width="23.539cm" svg:height="15.85cm" svg:x="0.862cm" svg:y="3cm" presentation:class="outline" presentation:user-transformed="true">
          <draw:text-box>
            <text:list text:style-name="L7">
              <text:list-item>
                <text:p text:style-name="P15"><text:span text:style-name="T11">UI <text:s/></text:span><text:span text:style-name="T11">프로토타입</text:span></text:p>
              </text:list-item>
            </text:list>
          </draw:text-box>
        </draw:frame>
        <draw:g draw:name="Group 3">
          <draw:g draw:name="Group 4">
            <draw:g draw:name="Group 5">
              <draw:custom-shape draw:name="Rectangle 6" draw:style-name="gr28" draw:text-style-name="P16" draw:layer="layout" svg:width="21.87cm" svg:height="13.775cm" svg:x="0.73cm" svg:y="4.8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7" draw:style-name="gr39" draw:text-style-name="P22" draw:layer="layout" svg:width="21.258cm" svg:height="1.53cm" svg:x="1.036cm" svg:y="5.125cm">
                <text:list text:style-name="L11">
                  <text:list-header>
                    <text:p text:style-name="P21"><text:span text:style-name="T24">&lt;h2&gt;Jump for Joy Sale&lt;/h2&gt;</text:span></text:p>
                  </text:list-header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8" draw:style-name="gr30" draw:text-style-name="P16" draw:layer="layout" svg:width="5.012cm" svg:height="8.978cm" svg:x="1.215cm" svg:y="7.1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9" draw:style-name="gr30" draw:text-style-name="P16" draw:layer="layout" svg:width="5.067cm" svg:height="8.974cm" svg:x="6.434cm" svg:y="7.1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0" draw:style-name="gr30" draw:text-style-name="P16" draw:layer="layout" svg:width="5.067cm" svg:height="8.974cm" svg:x="11.829cm" svg:y="7.1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1" draw:style-name="gr30" draw:text-style-name="P16" draw:layer="layout" svg:width="4.761cm" svg:height="8.974cm" svg:x="17.228cm" svg:y="7.1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2" draw:style-name="gr40" draw:text-style-name="P24" draw:layer="layout" svg:width="4.689cm" svg:height="0.843cm" svg:x="0.959cm" svg:y="5.116cm">
                <text:list text:style-name="L12">
                  <text:list-header>
                    <text:p text:style-name="P23"><text:span text:style-name="T25">div( id=“header” )</text:span></text:p>
                  </text:list-header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3" draw:style-name="gr32" draw:text-style-name="P16" draw:layer="layout" svg:width="21.258cm" svg:height="10.429cm" svg:x="1.036cm" svg:y="6.9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4" draw:style-name="gr41" draw:text-style-name="P24" draw:layer="layout" svg:width="15.776cm" svg:height="0.843cm" svg:x="0.672cm" svg:y="16.427cm">
                <text:list text:style-name="L12">
                  <text:list-header>
                    <text:p text:style-name="P23"><text:span text:style-name="T25">div( id=“main” ) -&gt; width:630px, height:250px, background:ivory </text:span></text:p>
                  </text:list-header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5" draw:style-name="gr42" draw:text-style-name="P16" draw:layer="layout" svg:width="4.352cm" svg:height="4.471cm" svg:x="1.552cm" svg:y="7.4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6" draw:style-name="gr42" draw:text-style-name="P16" draw:layer="layout" svg:width="4.227cm" svg:height="4.471cm" svg:x="6.852cm" svg:y="7.4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7" draw:style-name="gr42" draw:text-style-name="P16" draw:layer="layout" svg:width="4.226cm" svg:height="4.471cm" svg:x="12.216cm" svg:y="7.4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8" draw:style-name="gr42" draw:text-style-name="P16" draw:layer="layout" svg:width="4.227cm" svg:height="4.471cm" svg:x="17.493cm" svg:y="7.4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9" draw:style-name="gr43" draw:text-style-name="P24" draw:layer="layout" svg:width="3.897cm" svg:height="2.027cm" svg:x="1.53cm" svg:y="7.48cm">
                <text:list text:style-name="L12">
                  <text:list-header>
                    <text:p text:style-name="P23"><text:span text:style-name="T25">img(</text:span><text:span text:style-name="T26">풍차</text:span><text:span text:style-name="T25">.jpg)</text:span></text:p>
                    <text:p text:style-name="P23"><text:span text:style-name="T25">width : 150px</text:span></text:p>
                    <text:p text:style-name="P23"><text:span text:style-name="T25">Height : 150px</text:span></text:p>
                  </text:list-header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20" draw:style-name="gr44" draw:text-style-name="P24" draw:layer="layout" svg:width="4.587cm" svg:height="2.027cm" svg:x="6.699cm" svg:y="7.511cm">
                <text:list text:style-name="L12">
                  <text:list-header>
                    <text:p text:style-name="P23"><text:span text:style-name="T25">img(</text:span><text:span text:style-name="T26">대나무숲</text:span><text:span text:style-name="T25">.jpg)</text:span></text:p>
                    <text:p text:style-name="P23"><text:span text:style-name="T25">width : 150px</text:span></text:p>
                    <text:p text:style-name="P23"><text:span text:style-name="T25">Height : 150px</text:span></text:p>
                  </text:list-header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21" draw:style-name="gr45" draw:text-style-name="P24" draw:layer="layout" svg:width="3.897cm" svg:height="2.027cm" svg:x="12.184cm" svg:y="7.427cm">
                <text:list text:style-name="L12">
                  <text:list-header>
                    <text:p text:style-name="P23"><text:span text:style-name="T25">img(</text:span><text:span text:style-name="T26">산</text:span><text:span text:style-name="T25">.jpg)</text:span></text:p>
                    <text:p text:style-name="P23"><text:span text:style-name="T25">width : 150px</text:span></text:p>
                    <text:p text:style-name="P23"><text:span text:style-name="T25">Height : 150px</text:span></text:p>
                  </text:list-header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22" draw:style-name="gr46" draw:text-style-name="P24" draw:layer="layout" svg:width="4.092cm" svg:height="2.027cm" svg:x="17.452cm" svg:y="7.427cm">
                <text:list text:style-name="L12">
                  <text:list-header>
                    <text:p text:style-name="P23"><text:span text:style-name="T25">img(</text:span><text:span text:style-name="T26">셔틀콕</text:span><text:span text:style-name="T25">.jpg)</text:span></text:p>
                    <text:p text:style-name="P23"><text:span text:style-name="T25">width : 150px</text:span></text:p>
                    <text:p text:style-name="P23"><text:span text:style-name="T25">Height : 150px</text:span></text:p>
                  </text:list-header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onnector draw:name="AutoShape 23" draw:style-name="gr47" draw:text-style-name="P25" draw:layer="layout" svg:x1="5.159cm" svg:y1="11.982cm" svg:x2="5.157cm" svg:y2="13.421cm" svg:d="M5159 11982v720h-2v719">
              <text:p/>
            </draw:connector>
            <draw:custom-shape draw:name="Rectangle 24" draw:style-name="gr48" draw:text-style-name="P24" draw:layer="layout" svg:width="6.857cm" svg:height="1.181cm" svg:x="1.623cm" svg:y="13.428cm">
              <text:list text:style-name="L10">
                <text:list-header>
                  <text:p text:style-name="P23"><text:span text:style-name="T27">Img</text:span><text:span text:style-name="T28">에 마우스 </text:span><text:span text:style-name="T27">hover</text:span><text:span text:style-name="T28">시 </text:span></text:p>
                  <text:p text:style-name="P23"><text:span text:style-name="T28">해당 </text:span><text:span text:style-name="T27">img</text:span><text:span text:style-name="T28">에 </text:span><text:span text:style-name="T27">orange</text:span><text:span text:style-name="T28">색상 테두리 생성</text:span></text:p>
                </text:list-header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name="Rectangle 25" draw:style-name="gr49" draw:text-style-name="P24" draw:layer="layout" svg:width="5.379cm" svg:height="0.758cm" svg:x="0.977cm" svg:y="15.25cm">
            <text:list text:style-name="L12">
              <text:list-header>
                <text:p text:style-name="P23"><text:span text:style-name="T29">div( class=“guess_box”)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26" draw:style-name="gr50" draw:text-style-name="P24" draw:layer="layout" svg:width="5.379cm" svg:height="0.758cm" svg:x="6.246cm" svg:y="15.25cm">
            <text:list text:style-name="L12">
              <text:list-header>
                <text:p text:style-name="P23"><text:span text:style-name="T29">div( class=“guess_box”)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27" draw:style-name="gr51" draw:text-style-name="P24" draw:layer="layout" svg:width="5.379cm" svg:height="0.758cm" svg:x="11.645cm" svg:y="15.236cm">
            <text:list text:style-name="L12">
              <text:list-header>
                <text:p text:style-name="P23"><text:span text:style-name="T29">div( class=“guess_box”)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28" draw:style-name="gr52" draw:text-style-name="P24" draw:layer="layout" svg:width="5.379cm" svg:height="0.758cm" svg:x="16.904cm" svg:y="15.267cm">
            <text:list text:style-name="L12">
              <text:list-header>
                <text:p text:style-name="P23"><text:span text:style-name="T29">div( class=“guess_box”)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name="Rectangle 13" draw:style-name="gr53" draw:text-style-name="P24" draw:layer="layout" svg:width="15.513cm" svg:height="0.843cm" svg:x="1.162cm" svg:y="17.757cm">
          <text:list text:style-name="L12">
            <text:list-header>
              <text:p text:style-name="P23"><text:span text:style-name="T25">div( id=“box” ) -&gt; width:630px, height:250px, background:ivory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2.699cm" svg:height="9.524cm" svg:x="3.175cm" svg:y="1.93cm" draw:page-number="7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기본값_20_4">
        <draw:frame draw:name="제목 1" presentation:style-name="pr10" draw:text-style-name="P2" draw:layer="layout" svg:width="21.28cm" svg:height="2.213cm" svg:x="1.099cm" svg:y="0.327cm" presentation:class="title" presentation:user-transformed="true">
          <draw:text-box>
            <text:p text:style-name="P1"><text:span text:style-name="T1">UI </text:span><text:span text:style-name="T1">요구사항 확인하기</text:span></text:p>
          </draw:text-box>
        </draw:frame>
        <draw:frame draw:name="내용 개체 틀 5" presentation:style-name="pr9" draw:text-style-name="P2" draw:layer="layout" svg:width="23.539cm" svg:height="15.85cm" svg:x="0.862cm" svg:y="3cm" presentation:class="outline" presentation:user-transformed="true">
          <draw:text-box>
            <text:list text:style-name="L7">
              <text:list-item>
                <text:p text:style-name="P15"><text:span text:style-name="T11">UI <text:s/></text:span><text:span text:style-name="T11">프로토타입</text:span></text:p>
              </text:list-item>
            </text:list>
          </draw:text-box>
        </draw:frame>
        <draw:g draw:name="Group 3">
          <draw:g draw:name="Group 4">
            <draw:g draw:name="Group 5">
              <draw:custom-shape draw:name="Rectangle 6" draw:style-name="gr28" draw:text-style-name="P16" draw:layer="layout" svg:width="21.87cm" svg:height="13.775cm" svg:x="0.73cm" svg:y="4.8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7" draw:style-name="gr54" draw:text-style-name="P22" draw:layer="layout" svg:width="21.258cm" svg:height="1.53cm" svg:x="1.036cm" svg:y="5.125cm">
                <text:list text:style-name="L11">
                  <text:list-header>
                    <text:p text:style-name="P21"><text:span text:style-name="T24">&lt;h2&gt;Jump for Joy Sale&lt;/h2&gt;</text:span></text:p>
                  </text:list-header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8" draw:style-name="gr30" draw:text-style-name="P16" draw:layer="layout" svg:width="5.012cm" svg:height="8.978cm" svg:x="1.215cm" svg:y="7.1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9" draw:style-name="gr30" draw:text-style-name="P16" draw:layer="layout" svg:width="5.067cm" svg:height="8.974cm" svg:x="6.434cm" svg:y="7.1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0" draw:style-name="gr30" draw:text-style-name="P16" draw:layer="layout" svg:width="5.067cm" svg:height="8.974cm" svg:x="11.829cm" svg:y="7.1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1" draw:style-name="gr30" draw:text-style-name="P16" draw:layer="layout" svg:width="4.761cm" svg:height="8.974cm" svg:x="17.228cm" svg:y="7.1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2" draw:style-name="gr55" draw:text-style-name="P24" draw:layer="layout" svg:width="4.689cm" svg:height="0.843cm" svg:x="0.959cm" svg:y="5.116cm">
                <text:list text:style-name="L12">
                  <text:list-header>
                    <text:p text:style-name="P23"><text:span text:style-name="T25">div( id=“header” )</text:span></text:p>
                  </text:list-header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3" draw:style-name="gr32" draw:text-style-name="P16" draw:layer="layout" svg:width="21.258cm" svg:height="10.429cm" svg:x="1.036cm" svg:y="6.9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4" draw:style-name="gr56" draw:text-style-name="P24" draw:layer="layout" svg:width="15.776cm" svg:height="0.843cm" svg:x="0.672cm" svg:y="16.427cm">
                <text:list text:style-name="L12">
                  <text:list-header>
                    <text:p text:style-name="P23"><text:span text:style-name="T25">div( id=“main” ) -&gt; width:630px, height:250px, background:ivory </text:span></text:p>
                  </text:list-header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5" draw:style-name="gr42" draw:text-style-name="P16" draw:layer="layout" svg:width="4.352cm" svg:height="4.471cm" svg:x="1.552cm" svg:y="7.4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6" draw:style-name="gr42" draw:text-style-name="P16" draw:layer="layout" svg:width="4.227cm" svg:height="4.471cm" svg:x="6.852cm" svg:y="7.4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7" draw:style-name="gr42" draw:text-style-name="P16" draw:layer="layout" svg:width="4.226cm" svg:height="4.471cm" svg:x="12.216cm" svg:y="7.4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8" draw:style-name="gr42" draw:text-style-name="P16" draw:layer="layout" svg:width="4.227cm" svg:height="4.471cm" svg:x="17.493cm" svg:y="7.4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9" draw:style-name="gr57" draw:text-style-name="P24" draw:layer="layout" svg:width="3.897cm" svg:height="2.027cm" svg:x="1.53cm" svg:y="7.48cm">
                <text:list text:style-name="L12">
                  <text:list-header>
                    <text:p text:style-name="P23"><text:span text:style-name="T25">img(</text:span><text:span text:style-name="T26">풍차</text:span><text:span text:style-name="T25">.jpg)</text:span></text:p>
                    <text:p text:style-name="P23"><text:span text:style-name="T25">width : 150px</text:span></text:p>
                    <text:p text:style-name="P23"><text:span text:style-name="T25">Height : 150px</text:span></text:p>
                  </text:list-header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20" draw:style-name="gr58" draw:text-style-name="P24" draw:layer="layout" svg:width="4.587cm" svg:height="2.027cm" svg:x="6.699cm" svg:y="7.511cm">
                <text:list text:style-name="L12">
                  <text:list-header>
                    <text:p text:style-name="P23"><text:span text:style-name="T25">img(</text:span><text:span text:style-name="T26">대나무숲</text:span><text:span text:style-name="T25">.jpg)</text:span></text:p>
                    <text:p text:style-name="P23"><text:span text:style-name="T25">width : 150px</text:span></text:p>
                    <text:p text:style-name="P23"><text:span text:style-name="T25">Height : 150px</text:span></text:p>
                  </text:list-header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21" draw:style-name="gr59" draw:text-style-name="P24" draw:layer="layout" svg:width="3.897cm" svg:height="2.027cm" svg:x="12.184cm" svg:y="7.427cm">
                <text:list text:style-name="L12">
                  <text:list-header>
                    <text:p text:style-name="P23"><text:span text:style-name="T25">img(</text:span><text:span text:style-name="T26">산</text:span><text:span text:style-name="T25">.jpg)</text:span></text:p>
                    <text:p text:style-name="P23"><text:span text:style-name="T25">width : 150px</text:span></text:p>
                    <text:p text:style-name="P23"><text:span text:style-name="T25">Height : 150px</text:span></text:p>
                  </text:list-header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22" draw:style-name="gr60" draw:text-style-name="P24" draw:layer="layout" svg:width="4.092cm" svg:height="2.027cm" svg:x="17.452cm" svg:y="7.427cm">
                <text:list text:style-name="L12">
                  <text:list-header>
                    <text:p text:style-name="P23"><text:span text:style-name="T25">img(</text:span><text:span text:style-name="T26">셔틀콕</text:span><text:span text:style-name="T25">.jpg)</text:span></text:p>
                    <text:p text:style-name="P23"><text:span text:style-name="T25">width : 150px</text:span></text:p>
                    <text:p text:style-name="P23"><text:span text:style-name="T25">Height : 150px</text:span></text:p>
                  </text:list-header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onnector draw:name="AutoShape 23" draw:style-name="gr47" draw:text-style-name="P25" draw:layer="layout" svg:x1="5.159cm" svg:y1="11.982cm" svg:x2="5.157cm" svg:y2="13.421cm" svg:d="M5159 11982v720h-2v719">
              <text:p/>
            </draw:connector>
            <draw:custom-shape draw:name="Rectangle 24" draw:style-name="gr61" draw:text-style-name="P24" draw:layer="layout" svg:width="6.857cm" svg:height="1.181cm" svg:x="1.623cm" svg:y="13.428cm">
              <text:list text:style-name="L10">
                <text:list-header>
                  <text:p text:style-name="P23"><text:span text:style-name="T27">Img</text:span><text:span text:style-name="T28">에 마우스 </text:span><text:span text:style-name="T27">hover</text:span><text:span text:style-name="T28">시 </text:span></text:p>
                  <text:p text:style-name="P23"><text:span text:style-name="T28">해당 </text:span><text:span text:style-name="T27">img</text:span><text:span text:style-name="T28">에 </text:span><text:span text:style-name="T27">orange</text:span><text:span text:style-name="T28">색상 테두리 생성</text:span></text:p>
                </text:list-header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name="Rectangle 25" draw:style-name="gr62" draw:text-style-name="P24" draw:layer="layout" svg:width="5.379cm" svg:height="0.758cm" svg:x="0.977cm" svg:y="15.25cm">
            <text:list text:style-name="L12">
              <text:list-header>
                <text:p text:style-name="P23"><text:span text:style-name="T29">div( class=“guess_box”)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26" draw:style-name="gr63" draw:text-style-name="P24" draw:layer="layout" svg:width="5.379cm" svg:height="0.758cm" svg:x="6.246cm" svg:y="15.25cm">
            <text:list text:style-name="L12">
              <text:list-header>
                <text:p text:style-name="P23"><text:span text:style-name="T29">div( class=“guess_box”)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27" draw:style-name="gr64" draw:text-style-name="P24" draw:layer="layout" svg:width="5.379cm" svg:height="0.758cm" svg:x="11.645cm" svg:y="15.236cm">
            <text:list text:style-name="L12">
              <text:list-header>
                <text:p text:style-name="P23"><text:span text:style-name="T29">div( class=“guess_box”)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28" draw:style-name="gr65" draw:text-style-name="P24" draw:layer="layout" svg:width="5.379cm" svg:height="0.758cm" svg:x="16.904cm" svg:y="15.267cm">
            <text:list text:style-name="L12">
              <text:list-header>
                <text:p text:style-name="P23"><text:span text:style-name="T29">div( class=“guess_box”)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name="Rectangle 13" draw:style-name="gr66" draw:text-style-name="P24" draw:layer="layout" svg:width="15.513cm" svg:height="0.843cm" svg:x="1.162cm" svg:y="17.757cm">
          <text:list text:style-name="L12">
            <text:list-header>
              <text:p text:style-name="P23"><text:span text:style-name="T25">div( id=“box” ) -&gt; width:630px, height:250px, background:ivory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2.699cm" svg:height="9.524cm" svg:x="3.175cm" svg:y="1.93cm" draw:page-number="8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기본값_20_4">
        <draw:frame draw:name="제목 1" presentation:style-name="pr10" draw:text-style-name="P2" draw:layer="layout" svg:width="21.28cm" svg:height="2.213cm" svg:x="1.099cm" svg:y="0.328cm" presentation:class="title" presentation:user-transformed="true">
          <draw:text-box>
            <text:p text:style-name="P1"><text:span text:style-name="T1">UI </text:span><text:span text:style-name="T1">요구사항 확인하기</text:span></text:p>
          </draw:text-box>
        </draw:frame>
        <draw:frame draw:name="내용 개체 틀 5" presentation:style-name="pr9" draw:text-style-name="P2" draw:layer="layout" svg:width="23.539cm" svg:height="15.85cm" svg:x="0.863cm" svg:y="3cm" presentation:class="outline" presentation:user-transformed="true">
          <draw:text-box>
            <text:list text:style-name="L7">
              <text:list-item>
                <text:p text:style-name="P15"><text:span text:style-name="T11">UI <text:s/></text:span><text:span text:style-name="T11">프로토타입</text:span></text:p>
              </text:list-item>
            </text:list>
          </draw:text-box>
        </draw:frame>
        <draw:g draw:name="Group 3">
          <draw:g draw:name="Group 4">
            <draw:g draw:name="Group 5">
              <draw:custom-shape draw:name="Rectangle 6" draw:style-name="gr28" draw:text-style-name="P16" draw:layer="layout" svg:width="21.471cm" svg:height="13.977cm" svg:x="0.676cm" svg:y="4.423cm">
                <text:p/>
                <draw:enhanced-geometry svg:viewBox="0 0 21600 21600" draw:type="rectangle" draw:enhanced-path="M 0 0 L 21600 0 21600 21600 0 21600 0 0 Z N"/>
              </draw:custom-shape>
              <draw:custom-shape draw:name="Rectangle 7" draw:style-name="gr67" draw:text-style-name="P22" draw:layer="layout" svg:width="20.871cm" svg:height="1.53cm" svg:x="0.976cm" svg:y="4.723cm">
                <text:list text:style-name="L11">
                  <text:list-header>
                    <text:p text:style-name="P21"><text:span text:style-name="T24">&lt;h2&gt;Jump for Joy Sale&lt;/h2&gt;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8" draw:style-name="gr30" draw:text-style-name="P16" draw:layer="layout" svg:width="4.921cm" svg:height="8.978cm" svg:x="1.152cm" svg:y="6.72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9" draw:style-name="gr30" draw:text-style-name="P16" draw:layer="layout" svg:width="4.974cm" svg:height="8.974cm" svg:x="6.276cm" svg:y="6.72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0" draw:style-name="gr30" draw:text-style-name="P16" draw:layer="layout" svg:width="4.975cm" svg:height="8.974cm" svg:x="11.572cm" svg:y="6.72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1" draw:style-name="gr30" draw:text-style-name="P16" draw:layer="layout" svg:width="4.674cm" svg:height="8.974cm" svg:x="16.873cm" svg:y="6.72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2" draw:style-name="gr68" draw:text-style-name="P24" draw:layer="layout" svg:width="4.689cm" svg:height="0.843cm" svg:x="0.901cm" svg:y="4.714cm">
                <text:list text:style-name="L12">
                  <text:list-header>
                    <text:p text:style-name="P23"><text:span text:style-name="T25">div( id=“header” )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13" draw:style-name="gr32" draw:text-style-name="P16" draw:layer="layout" svg:width="20.871cm" svg:height="10.429cm" svg:x="0.976cm" svg:y="6.518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4" draw:style-name="gr69" draw:text-style-name="P24" draw:layer="layout" svg:width="15.776cm" svg:height="0.843cm" svg:x="0.619cm" svg:y="16.025cm">
                <text:list text:style-name="L12">
                  <text:list-header>
                    <text:p text:style-name="P23"><text:span text:style-name="T25">div( id=“main” ) -&gt; width:630px, height:250px, background:ivory 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15" draw:style-name="gr28" draw:text-style-name="P16" draw:layer="layout" svg:width="4.273cm" svg:height="4.471cm" svg:x="1.483cm" svg:y="7.02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6" draw:style-name="gr28" draw:text-style-name="P16" draw:layer="layout" svg:width="4.15cm" svg:height="4.471cm" svg:x="6.686cm" svg:y="7.02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7" draw:style-name="gr28" draw:text-style-name="P16" draw:layer="layout" svg:width="4.149cm" svg:height="4.471cm" svg:x="11.952cm" svg:y="7.02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8" draw:style-name="gr28" draw:text-style-name="P16" draw:layer="layout" svg:width="4.15cm" svg:height="4.471cm" svg:x="17.133cm" svg:y="7.02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9" draw:style-name="gr70" draw:text-style-name="P24" draw:layer="layout" svg:width="3.897cm" svg:height="2.027cm" svg:x="1.461cm" svg:y="7.078cm">
                <text:list text:style-name="L12">
                  <text:list-header>
                    <text:p text:style-name="P23"><text:span text:style-name="T25">img(</text:span><text:span text:style-name="T26">풍차</text:span><text:span text:style-name="T25">.jpg)</text:span></text:p>
                    <text:p text:style-name="P23"><text:span text:style-name="T25">width : 150px</text:span></text:p>
                    <text:p text:style-name="P23"><text:span text:style-name="T25">Height : 150px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20" draw:style-name="gr71" draw:text-style-name="P24" draw:layer="layout" svg:width="4.587cm" svg:height="2.027cm" svg:x="6.536cm" svg:y="7.109cm">
                <text:list text:style-name="L12">
                  <text:list-header>
                    <text:p text:style-name="P23"><text:span text:style-name="T25">img(</text:span><text:span text:style-name="T26">대나무숲</text:span><text:span text:style-name="T25">.jpg)</text:span></text:p>
                    <text:p text:style-name="P23"><text:span text:style-name="T25">width : 150px</text:span></text:p>
                    <text:p text:style-name="P23"><text:span text:style-name="T25">Height : 150px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21" draw:style-name="gr72" draw:text-style-name="P24" draw:layer="layout" svg:width="3.897cm" svg:height="2.027cm" svg:x="11.921cm" svg:y="7.025cm">
                <text:list text:style-name="L12">
                  <text:list-header>
                    <text:p text:style-name="P23"><text:span text:style-name="T25">img(</text:span><text:span text:style-name="T26">산</text:span><text:span text:style-name="T25">.jpg)</text:span></text:p>
                    <text:p text:style-name="P23"><text:span text:style-name="T25">width : 150px</text:span></text:p>
                    <text:p text:style-name="P23"><text:span text:style-name="T25">Height : 150px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22" draw:style-name="gr73" draw:text-style-name="P24" draw:layer="layout" svg:width="4.092cm" svg:height="2.027cm" svg:x="17.093cm" svg:y="7.025cm">
                <text:list text:style-name="L12">
                  <text:list-header>
                    <text:p text:style-name="P23"><text:span text:style-name="T25">img(</text:span><text:span text:style-name="T26">셔틀콕</text:span><text:span text:style-name="T25">.jpg)</text:span></text:p>
                    <text:p text:style-name="P23"><text:span text:style-name="T25">width : 150px</text:span></text:p>
                    <text:p text:style-name="P23"><text:span text:style-name="T25">Height : 150px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</draw:g>
            <draw:custom-shape draw:name="Rectangle 23" draw:style-name="gr74" draw:text-style-name="P24" draw:layer="layout" svg:width="5.379cm" svg:height="0.758cm" svg:x="0.918cm" svg:y="14.848cm">
              <text:list text:style-name="L12">
                <text:list-header>
                  <text:p text:style-name="P23"><text:span text:style-name="T29">div( class=“guess_box”)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4" draw:style-name="gr75" draw:text-style-name="P24" draw:layer="layout" svg:width="5.379cm" svg:height="0.758cm" svg:x="6.091cm" svg:y="14.848cm">
              <text:list text:style-name="L12">
                <text:list-header>
                  <text:p text:style-name="P23"><text:span text:style-name="T29">div( class=“guess_box”)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5" draw:style-name="gr76" draw:text-style-name="P24" draw:layer="layout" svg:width="5.379cm" svg:height="0.758cm" svg:x="11.392cm" svg:y="14.834cm">
              <text:list text:style-name="L12">
                <text:list-header>
                  <text:p text:style-name="P23"><text:span text:style-name="T29">div( class=“guess_box”)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6" draw:style-name="gr77" draw:text-style-name="P24" draw:layer="layout" svg:width="5.379cm" svg:height="0.758cm" svg:x="16.555cm" svg:y="14.865cm">
              <text:list text:style-name="L12">
                <text:list-header>
                  <text:p text:style-name="P23"><text:span text:style-name="T29">div( class=“guess_box”)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connector draw:name="AutoShape 27" draw:style-name="gr47" draw:text-style-name="P25" draw:layer="layout" svg:x1="6.099cm" svg:y1="13.122cm" svg:x2="6.947cm" svg:y2="13.124cm" svg:d="M6099 13122h424v2h424">
            <text:p/>
          </draw:connector>
          <draw:custom-shape draw:name="Rectangle 28" draw:style-name="gr78" draw:text-style-name="P24" draw:layer="layout" svg:width="12.479cm" svg:height="1.265cm" svg:x="6.969cm" svg:y="12.625cm">
            <text:list text:style-name="L10">
              <text:list-header>
                <text:p text:style-name="P23"><text:span text:style-name="T30">Guess_box</text:span><text:span text:style-name="T31">클릭시 </text:span></text:p>
                <text:p text:style-name="P23"><text:span text:style-name="T30">&lt;p&gt;</text:span><text:span text:style-name="T31">할인율</text:span><text:span text:style-name="T30">(5~10% </text:span><text:span text:style-name="T31">랜덤</text:span><text:span text:style-name="T30">)&lt;/p&gt;</text:span><text:span text:style-name="T31">이 해당 </text:span><text:span text:style-name="T30">guess_box</text:span><text:span text:style-name="T31">에 더해진다</text:span><text:span text:style-name="T30">.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9" draw:style-name="gr79" draw:text-style-name="P24" draw:layer="layout" svg:width="3.199cm" svg:height="0.843cm" svg:x="1.571cm" svg:y="13.071cm">
            <text:list text:style-name="L10">
              <text:list-header>
                <text:p text:style-name="P23"><text:span text:style-name="T32">할인율 </text:span><text:span text:style-name="T32">: 7%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AutoShape 30" draw:style-name="gr47" draw:text-style-name="P25" draw:layer="layout" svg:x1="2.875cm" svg:y1="13.524cm" svg:x2="6.929cm" svg:y2="13.526cm" svg:d="M2875 13524h2027v2h2027">
            <text:p/>
          </draw:connector>
        </draw:g>
        <draw:custom-shape draw:name="Rectangle 13" draw:style-name="gr80" draw:text-style-name="P24" draw:layer="layout" svg:width="15.513cm" svg:height="0.843cm" svg:x="1.087cm" svg:y="17.357cm">
          <text:list text:style-name="L12">
            <text:list-header>
              <text:p text:style-name="P23"><text:span text:style-name="T25">div( id=“box” ) -&gt; width:630px, height:250px, background:ivory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2.699cm" svg:height="9.524cm" svg:x="3.175cm" svg:y="1.93cm" draw:page-number="9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기본값_20_5">
        <draw:frame draw:name="제목 4" presentation:style-name="pr12" draw:text-style-name="P2" draw:layer="layout" svg:width="19.398cm" svg:height="6.6cm" svg:x="0.299cm" svg:y="5.725cm" presentation:class="title" presentation:user-transformed="true">
          <draw:text-box>
            <text:p text:style-name="P1"><text:span text:style-name="T1">THANK YOU</text:span></text:p>
          </draw:text-box>
        </draw:frame>
        <presentation:notes draw:style-name="dp2">
          <draw:page-thumbnail draw:name="슬라이드 이미지 개체 틀 1" draw:style-name="gr1" draw:layer="layout" svg:width="12.699cm" svg:height="9.524cm" svg:x="3.175cm" svg:y="1.905cm" draw:page-number="10" presentation:class="page"/>
          <draw:frame draw:name="슬라이드 노트 개체 틀 2" presentation:style-name="pr1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슬라이드 번호 개체 틀 3" presentation:style-name="pr14" draw:text-style-name="P4" draw:layer="layout" svg:width="8.254cm" svg:height="1.269cm" svg:x="10.791cm" svg:y="24.126cm" presentation:class="page-number" presentation:user-transformed="true">
            <draw:text-box>
              <text:p text:style-name="P3"><text:span text:style-name="T3"><text:page-number>&lt;숫자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solid" draw:fill-color="#ffffff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맑은 고딕'" style:font-family-generic="modern" fo:font-size="25pt" fo:letter-spacing="normal" fo:language="ko" fo:country="KR" fo:font-style="normal" fo:text-shadow="none" style:text-underline-style="none" fo:font-weight="normal" style:letter-kerning="true" style:font-family-asian="'맑은 고딕'" style:font-pitch-asian="variable" style:font-size-asian="25pt" style:language-asian="ko" style:country-asian="KR" style:font-style-asian="normal" style:font-weight-asian="normal" style:font-family-complex="'Lucida Sans'" style:font-family-generic-complex="system" style:font-pitch-complex="variable" style:font-size-complex="25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-outline2" style:family="presentation" style:parent-style-name="기본값-outline1">
      <style:paragraph-properties fo:margin-top="0cm" fo:margin-bottom="0.4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-outline3" style:family="presentation" style:parent-style-name="기본값-outline2">
      <style:paragraph-properties fo:margin-top="0cm" fo:margin-bottom="0.3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-outline4" style:family="presentation" style:parent-style-name="기본값-outline3">
      <style:paragraph-properties fo:margin-top="0cm" fo:margin-bottom="0.2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Calibri Light'" fo:font-size="18pt" fo:letter-spacing="normal" fo:language="ko" fo:country="KR" fo:font-style="normal" fo:text-shadow="none" style:text-underline-style="none" fo:font-weight="normal" style:letter-kerning="true" style:font-family-asian="'맑은 고딕'" style:font-size-asian="18pt" style:language-asian="ko" style:country-asian="KR" style:font-style-asian="normal" style:font-weight-asian="normal" style:font-family-complex="'Lucida Sans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background" style:display-name="기본값 1-background" style:family="presentation">
      <style:graphic-properties draw:stroke="none" draw:fill="solid" draw:fill-color="#ffffff"/>
      <style:text-properties style:letter-kerning="true"/>
    </style:style>
    <style:style style:name="기본값_20_1-backgroundobjects" style:display-name="기본값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1-notes" style:display-name="기본값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1-outline1" style:display-name="기본값 1-outline1" style:family="presentation">
      <style:graphic-properties draw:stroke="none" draw:fill="none">
        <text:list-style style:name="기본값_20_1-outline1" style:display-name="기본값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맑은 고딕'" style:font-family-generic="modern" fo:font-size="25pt" fo:letter-spacing="normal" fo:language="ko" fo:country="KR" fo:font-style="normal" fo:text-shadow="none" style:text-underline-style="none" fo:font-weight="normal" style:letter-kerning="true" style:font-family-asian="'맑은 고딕'" style:font-pitch-asian="variable" style:font-size-asian="25pt" style:language-asian="ko" style:country-asian="KR" style:font-style-asian="normal" style:font-weight-asian="normal" style:font-family-complex="'Lucida Sans'" style:font-family-generic-complex="system" style:font-pitch-complex="variable" style:font-size-complex="25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outline2" style:display-name="기본값 1-outline2" style:family="presentation" style:parent-style-name="기본값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1-outline3" style:display-name="기본값 1-outline3" style:family="presentation" style:parent-style-name="기본값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1-outline4" style:display-name="기본값 1-outline4" style:family="presentation" style:parent-style-name="기본값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1-outline5" style:display-name="기본값 1-outline5" style:family="presentation" style:parent-style-name="기본값_20_1-outline4">
      <style:paragraph-properties fo:margin-top="0cm" fo:margin-bottom="0.1cm"/>
      <style:text-properties fo:font-size="20pt" style:font-size-asian="20pt" style:font-size-complex="20pt"/>
    </style:style>
    <style:style style:name="기본값_20_1-outline6" style:display-name="기본값 1-outline6" style:family="presentation" style:parent-style-name="기본값_20_1-outline5">
      <style:paragraph-properties fo:margin-top="0cm" fo:margin-bottom="0.1cm"/>
      <style:text-properties fo:font-size="20pt" style:font-size-asian="20pt" style:font-size-complex="20pt"/>
    </style:style>
    <style:style style:name="기본값_20_1-outline7" style:display-name="기본값 1-outline7" style:family="presentation" style:parent-style-name="기본값_20_1-outline6">
      <style:paragraph-properties fo:margin-top="0cm" fo:margin-bottom="0.1cm"/>
      <style:text-properties fo:font-size="20pt" style:font-size-asian="20pt" style:font-size-complex="20pt"/>
    </style:style>
    <style:style style:name="기본값_20_1-outline8" style:display-name="기본값 1-outline8" style:family="presentation" style:parent-style-name="기본값_20_1-outline7">
      <style:paragraph-properties fo:margin-top="0cm" fo:margin-bottom="0.1cm"/>
      <style:text-properties fo:font-size="20pt" style:font-size-asian="20pt" style:font-size-complex="20pt"/>
    </style:style>
    <style:style style:name="기본값_20_1-outline9" style:display-name="기본값 1-outline9" style:family="presentation" style:parent-style-name="기본값_20_1-outline8">
      <style:paragraph-properties fo:margin-top="0cm" fo:margin-bottom="0.1cm"/>
      <style:text-properties fo:font-size="20pt" style:font-size-asian="20pt" style:font-size-complex="20pt"/>
    </style:style>
    <style:style style:name="기본값_20_1-subtitle" style:display-name="기본값 1-subtitle" style:family="presentation">
      <style:graphic-properties draw:stroke="none" draw:fill="none" draw:textarea-vertical-align="middle">
        <text:list-style style:name="기본값_20_1-subtitle" style:display-name="기본값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1-title" style:display-name="기본값 1-title" style:family="presentation">
      <style:graphic-properties draw:stroke="none" draw:fill="none" draw:textarea-vertical-align="middle">
        <text:list-style style:name="기본값_20_1-title" style:display-name="기본값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Calibri Light'" fo:font-size="18pt" fo:letter-spacing="normal" fo:language="ko" fo:country="KR" fo:font-style="normal" fo:text-shadow="none" style:text-underline-style="none" fo:font-weight="normal" style:letter-kerning="true" style:font-family-asian="'맑은 고딕'" style:font-size-asian="18pt" style:language-asian="ko" style:country-asian="KR" style:font-style-asian="normal" style:font-weight-asian="normal" style:font-family-complex="'Lucida Sans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2-background" style:display-name="기본값 2-background" style:family="presentation">
      <style:graphic-properties draw:stroke="none" draw:fill="solid" draw:fill-color="#ffffff"/>
      <style:text-properties style:letter-kerning="true"/>
    </style:style>
    <style:style style:name="기본값_20_2-backgroundobjects" style:display-name="기본값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2-notes" style:display-name="기본값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2-outline1" style:display-name="기본값 2-outline1" style:family="presentation">
      <style:graphic-properties draw:stroke="none" draw:fill="none">
        <text:list-style style:name="기본값_20_2-outline1" style:display-name="기본값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맑은 고딕'" style:font-family-generic="modern" fo:font-size="25pt" fo:letter-spacing="normal" fo:language="ko" fo:country="KR" fo:font-style="normal" fo:text-shadow="none" style:text-underline-style="none" fo:font-weight="normal" style:letter-kerning="true" style:font-family-asian="'맑은 고딕'" style:font-pitch-asian="variable" style:font-size-asian="25pt" style:language-asian="ko" style:country-asian="KR" style:font-style-asian="normal" style:font-weight-asian="normal" style:font-family-complex="'Lucida Sans'" style:font-family-generic-complex="system" style:font-pitch-complex="variable" style:font-size-complex="25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2-outline2" style:display-name="기본값 2-outline2" style:family="presentation" style:parent-style-name="기본값_20_2-outline1">
      <style:paragraph-properties fo:margin-top="0cm" fo:margin-bottom="0.4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2-outline3" style:display-name="기본값 2-outline3" style:family="presentation" style:parent-style-name="기본값_20_2-outline2">
      <style:paragraph-properties fo:margin-top="0cm" fo:margin-bottom="0.3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2-outline4" style:display-name="기본값 2-outline4" style:family="presentation" style:parent-style-name="기본값_20_2-outline3">
      <style:paragraph-properties fo:margin-top="0cm" fo:margin-bottom="0.2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2-outline5" style:display-name="기본값 2-outline5" style:family="presentation" style:parent-style-name="기본값_20_2-outline4">
      <style:paragraph-properties fo:margin-top="0cm" fo:margin-bottom="0.1cm"/>
      <style:text-properties fo:font-size="20pt" style:font-size-asian="20pt" style:font-size-complex="20pt"/>
    </style:style>
    <style:style style:name="기본값_20_2-outline6" style:display-name="기본값 2-outline6" style:family="presentation" style:parent-style-name="기본값_20_2-outline5">
      <style:paragraph-properties fo:margin-top="0cm" fo:margin-bottom="0.1cm"/>
      <style:text-properties fo:font-size="20pt" style:font-size-asian="20pt" style:font-size-complex="20pt"/>
    </style:style>
    <style:style style:name="기본값_20_2-outline7" style:display-name="기본값 2-outline7" style:family="presentation" style:parent-style-name="기본값_20_2-outline6">
      <style:paragraph-properties fo:margin-top="0cm" fo:margin-bottom="0.1cm"/>
      <style:text-properties fo:font-size="20pt" style:font-size-asian="20pt" style:font-size-complex="20pt"/>
    </style:style>
    <style:style style:name="기본값_20_2-outline8" style:display-name="기본값 2-outline8" style:family="presentation" style:parent-style-name="기본값_20_2-outline7">
      <style:paragraph-properties fo:margin-top="0cm" fo:margin-bottom="0.1cm"/>
      <style:text-properties fo:font-size="20pt" style:font-size-asian="20pt" style:font-size-complex="20pt"/>
    </style:style>
    <style:style style:name="기본값_20_2-outline9" style:display-name="기본값 2-outline9" style:family="presentation" style:parent-style-name="기본값_20_2-outline8">
      <style:paragraph-properties fo:margin-top="0cm" fo:margin-bottom="0.1cm"/>
      <style:text-properties fo:font-size="20pt" style:font-size-asian="20pt" style:font-size-complex="20pt"/>
    </style:style>
    <style:style style:name="기본값_20_2-subtitle" style:display-name="기본값 2-subtitle" style:family="presentation">
      <style:graphic-properties draw:stroke="none" draw:fill="none" draw:textarea-vertical-align="middle">
        <text:list-style style:name="기본값_20_2-subtitle" style:display-name="기본값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2-title" style:display-name="기본값 2-title" style:family="presentation">
      <style:graphic-properties draw:stroke="none" draw:fill="none" draw:textarea-vertical-align="middle">
        <text:list-style style:name="기본값_20_2-title" style:display-name="기본값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Calibri Light'" fo:font-size="18pt" fo:letter-spacing="normal" fo:language="ko" fo:country="KR" fo:font-style="normal" fo:text-shadow="none" style:text-underline-style="none" fo:font-weight="normal" style:letter-kerning="true" style:font-family-asian="'맑은 고딕'" style:font-size-asian="18pt" style:language-asian="ko" style:country-asian="KR" style:font-style-asian="normal" style:font-weight-asian="normal" style:font-family-complex="'Lucida Sans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3-background" style:display-name="기본값 3-background" style:family="presentation">
      <style:graphic-properties draw:stroke="none" draw:fill="solid" draw:fill-color="#ffffff"/>
      <style:text-properties style:letter-kerning="true"/>
    </style:style>
    <style:style style:name="기본값_20_3-backgroundobjects" style:display-name="기본값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3-notes" style:display-name="기본값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3-outline1" style:display-name="기본값 3-outline1" style:family="presentation">
      <style:graphic-properties draw:stroke="none" draw:fill="none">
        <text:list-style style:name="기본값_20_3-outline1" style:display-name="기본값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맑은 고딕'" style:font-family-generic="modern" fo:font-size="25pt" fo:letter-spacing="normal" fo:language="ko" fo:country="KR" fo:font-style="normal" fo:text-shadow="none" style:text-underline-style="none" fo:font-weight="normal" style:letter-kerning="true" style:font-family-asian="'맑은 고딕'" style:font-pitch-asian="variable" style:font-size-asian="25pt" style:language-asian="ko" style:country-asian="KR" style:font-style-asian="normal" style:font-weight-asian="normal" style:font-family-complex="'Lucida Sans'" style:font-family-generic-complex="system" style:font-pitch-complex="variable" style:font-size-complex="25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3-outline2" style:display-name="기본값 3-outline2" style:family="presentation" style:parent-style-name="기본값_20_3-outline1">
      <style:paragraph-properties fo:margin-top="0cm" fo:margin-bottom="0.4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3-outline3" style:display-name="기본값 3-outline3" style:family="presentation" style:parent-style-name="기본값_20_3-outline2">
      <style:paragraph-properties fo:margin-top="0cm" fo:margin-bottom="0.3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3-outline4" style:display-name="기본값 3-outline4" style:family="presentation" style:parent-style-name="기본값_20_3-outline3">
      <style:paragraph-properties fo:margin-top="0cm" fo:margin-bottom="0.2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3-outline5" style:display-name="기본값 3-outline5" style:family="presentation" style:parent-style-name="기본값_20_3-outline4">
      <style:paragraph-properties fo:margin-top="0cm" fo:margin-bottom="0.1cm"/>
      <style:text-properties fo:font-size="20pt" style:font-size-asian="20pt" style:font-size-complex="20pt"/>
    </style:style>
    <style:style style:name="기본값_20_3-outline6" style:display-name="기본값 3-outline6" style:family="presentation" style:parent-style-name="기본값_20_3-outline5">
      <style:paragraph-properties fo:margin-top="0cm" fo:margin-bottom="0.1cm"/>
      <style:text-properties fo:font-size="20pt" style:font-size-asian="20pt" style:font-size-complex="20pt"/>
    </style:style>
    <style:style style:name="기본값_20_3-outline7" style:display-name="기본값 3-outline7" style:family="presentation" style:parent-style-name="기본값_20_3-outline6">
      <style:paragraph-properties fo:margin-top="0cm" fo:margin-bottom="0.1cm"/>
      <style:text-properties fo:font-size="20pt" style:font-size-asian="20pt" style:font-size-complex="20pt"/>
    </style:style>
    <style:style style:name="기본값_20_3-outline8" style:display-name="기본값 3-outline8" style:family="presentation" style:parent-style-name="기본값_20_3-outline7">
      <style:paragraph-properties fo:margin-top="0cm" fo:margin-bottom="0.1cm"/>
      <style:text-properties fo:font-size="20pt" style:font-size-asian="20pt" style:font-size-complex="20pt"/>
    </style:style>
    <style:style style:name="기본값_20_3-outline9" style:display-name="기본값 3-outline9" style:family="presentation" style:parent-style-name="기본값_20_3-outline8">
      <style:paragraph-properties fo:margin-top="0cm" fo:margin-bottom="0.1cm"/>
      <style:text-properties fo:font-size="20pt" style:font-size-asian="20pt" style:font-size-complex="20pt"/>
    </style:style>
    <style:style style:name="기본값_20_3-subtitle" style:display-name="기본값 3-subtitle" style:family="presentation">
      <style:graphic-properties draw:stroke="none" draw:fill="none" draw:textarea-vertical-align="middle">
        <text:list-style style:name="기본값_20_3-subtitle" style:display-name="기본값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3-title" style:display-name="기본값 3-title" style:family="presentation">
      <style:graphic-properties draw:stroke="none" draw:fill="none" draw:textarea-vertical-align="middle">
        <text:list-style style:name="기본값_20_3-title" style:display-name="기본값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Calibri Light'" fo:font-size="18pt" fo:letter-spacing="normal" fo:language="ko" fo:country="KR" fo:font-style="normal" fo:text-shadow="none" style:text-underline-style="none" fo:font-weight="normal" style:letter-kerning="true" style:font-family-asian="'맑은 고딕'" style:font-size-asian="18pt" style:language-asian="ko" style:country-asian="KR" style:font-style-asian="normal" style:font-weight-asian="normal" style:font-family-complex="'Lucida Sans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4-background" style:display-name="기본값 4-background" style:family="presentation">
      <style:graphic-properties draw:stroke="none" draw:fill="solid" draw:fill-color="#ffffff"/>
      <style:text-properties style:letter-kerning="true"/>
    </style:style>
    <style:style style:name="기본값_20_4-backgroundobjects" style:display-name="기본값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4-notes" style:display-name="기본값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4-outline1" style:display-name="기본값 4-outline1" style:family="presentation">
      <style:graphic-properties draw:stroke="none" draw:fill="none">
        <text:list-style style:name="기본값_20_4-outline1" style:display-name="기본값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맑은 고딕'" style:font-family-generic="modern" fo:font-size="25pt" fo:letter-spacing="normal" fo:language="ko" fo:country="KR" fo:font-style="normal" fo:text-shadow="none" style:text-underline-style="none" fo:font-weight="normal" style:letter-kerning="true" style:font-family-asian="'맑은 고딕'" style:font-pitch-asian="variable" style:font-size-asian="25pt" style:language-asian="ko" style:country-asian="KR" style:font-style-asian="normal" style:font-weight-asian="normal" style:font-family-complex="'Lucida Sans'" style:font-family-generic-complex="system" style:font-pitch-complex="variable" style:font-size-complex="25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4-outline2" style:display-name="기본값 4-outline2" style:family="presentation" style:parent-style-name="기본값_20_4-outline1">
      <style:paragraph-properties fo:margin-top="0cm" fo:margin-bottom="0.4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4-outline3" style:display-name="기본값 4-outline3" style:family="presentation" style:parent-style-name="기본값_20_4-outline2">
      <style:paragraph-properties fo:margin-top="0cm" fo:margin-bottom="0.3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4-outline4" style:display-name="기본값 4-outline4" style:family="presentation" style:parent-style-name="기본값_20_4-outline3">
      <style:paragraph-properties fo:margin-top="0cm" fo:margin-bottom="0.2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4-outline5" style:display-name="기본값 4-outline5" style:family="presentation" style:parent-style-name="기본값_20_4-outline4">
      <style:paragraph-properties fo:margin-top="0cm" fo:margin-bottom="0.1cm"/>
      <style:text-properties fo:font-size="20pt" style:font-size-asian="20pt" style:font-size-complex="20pt"/>
    </style:style>
    <style:style style:name="기본값_20_4-outline6" style:display-name="기본값 4-outline6" style:family="presentation" style:parent-style-name="기본값_20_4-outline5">
      <style:paragraph-properties fo:margin-top="0cm" fo:margin-bottom="0.1cm"/>
      <style:text-properties fo:font-size="20pt" style:font-size-asian="20pt" style:font-size-complex="20pt"/>
    </style:style>
    <style:style style:name="기본값_20_4-outline7" style:display-name="기본값 4-outline7" style:family="presentation" style:parent-style-name="기본값_20_4-outline6">
      <style:paragraph-properties fo:margin-top="0cm" fo:margin-bottom="0.1cm"/>
      <style:text-properties fo:font-size="20pt" style:font-size-asian="20pt" style:font-size-complex="20pt"/>
    </style:style>
    <style:style style:name="기본값_20_4-outline8" style:display-name="기본값 4-outline8" style:family="presentation" style:parent-style-name="기본값_20_4-outline7">
      <style:paragraph-properties fo:margin-top="0cm" fo:margin-bottom="0.1cm"/>
      <style:text-properties fo:font-size="20pt" style:font-size-asian="20pt" style:font-size-complex="20pt"/>
    </style:style>
    <style:style style:name="기본값_20_4-outline9" style:display-name="기본값 4-outline9" style:family="presentation" style:parent-style-name="기본값_20_4-outline8">
      <style:paragraph-properties fo:margin-top="0cm" fo:margin-bottom="0.1cm"/>
      <style:text-properties fo:font-size="20pt" style:font-size-asian="20pt" style:font-size-complex="20pt"/>
    </style:style>
    <style:style style:name="기본값_20_4-subtitle" style:display-name="기본값 4-subtitle" style:family="presentation">
      <style:graphic-properties draw:stroke="none" draw:fill="none" draw:textarea-vertical-align="middle">
        <text:list-style style:name="기본값_20_4-subtitle" style:display-name="기본값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4-title" style:display-name="기본값 4-title" style:family="presentation">
      <style:graphic-properties draw:stroke="none" draw:fill="none" draw:textarea-vertical-align="middle">
        <text:list-style style:name="기본값_20_4-title" style:display-name="기본값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Calibri Light'" fo:font-size="18pt" fo:letter-spacing="normal" fo:language="ko" fo:country="KR" fo:font-style="normal" fo:text-shadow="none" style:text-underline-style="none" fo:font-weight="normal" style:letter-kerning="true" style:font-family-asian="'맑은 고딕'" style:font-size-asian="18pt" style:language-asian="ko" style:country-asian="KR" style:font-style-asian="normal" style:font-weight-asian="normal" style:font-family-complex="'Lucida Sans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5-background" style:display-name="기본값 5-background" style:family="presentation">
      <style:graphic-properties draw:stroke="none" draw:fill="solid" draw:fill-color="#ffffff"/>
      <style:text-properties style:letter-kerning="true"/>
    </style:style>
    <style:style style:name="기본값_20_5-backgroundobjects" style:display-name="기본값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5-notes" style:display-name="기본값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5-outline1" style:display-name="기본값 5-outline1" style:family="presentation">
      <style:graphic-properties draw:stroke="none" draw:fill="none">
        <text:list-style style:name="기본값_20_5-outline1" style:display-name="기본값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맑은 고딕'" style:font-family-generic="modern" fo:font-size="25pt" fo:letter-spacing="normal" fo:language="ko" fo:country="KR" fo:font-style="normal" fo:text-shadow="none" style:text-underline-style="none" fo:font-weight="normal" style:letter-kerning="true" style:font-family-asian="'맑은 고딕'" style:font-pitch-asian="variable" style:font-size-asian="25pt" style:language-asian="ko" style:country-asian="KR" style:font-style-asian="normal" style:font-weight-asian="normal" style:font-family-complex="'Lucida Sans'" style:font-family-generic-complex="system" style:font-pitch-complex="variable" style:font-size-complex="25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5-outline2" style:display-name="기본값 5-outline2" style:family="presentation" style:parent-style-name="기본값_20_5-outline1">
      <style:paragraph-properties fo:margin-top="0cm" fo:margin-bottom="0.4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5-outline3" style:display-name="기본값 5-outline3" style:family="presentation" style:parent-style-name="기본값_20_5-outline2">
      <style:paragraph-properties fo:margin-top="0cm" fo:margin-bottom="0.3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5-outline4" style:display-name="기본값 5-outline4" style:family="presentation" style:parent-style-name="기본값_20_5-outline3">
      <style:paragraph-properties fo:margin-top="0cm" fo:margin-bottom="0.2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5-outline5" style:display-name="기본값 5-outline5" style:family="presentation" style:parent-style-name="기본값_20_5-outline4">
      <style:paragraph-properties fo:margin-top="0cm" fo:margin-bottom="0.1cm"/>
      <style:text-properties fo:font-size="20pt" style:font-size-asian="20pt" style:font-size-complex="20pt"/>
    </style:style>
    <style:style style:name="기본값_20_5-outline6" style:display-name="기본값 5-outline6" style:family="presentation" style:parent-style-name="기본값_20_5-outline5">
      <style:paragraph-properties fo:margin-top="0cm" fo:margin-bottom="0.1cm"/>
      <style:text-properties fo:font-size="20pt" style:font-size-asian="20pt" style:font-size-complex="20pt"/>
    </style:style>
    <style:style style:name="기본값_20_5-outline7" style:display-name="기본값 5-outline7" style:family="presentation" style:parent-style-name="기본값_20_5-outline6">
      <style:paragraph-properties fo:margin-top="0cm" fo:margin-bottom="0.1cm"/>
      <style:text-properties fo:font-size="20pt" style:font-size-asian="20pt" style:font-size-complex="20pt"/>
    </style:style>
    <style:style style:name="기본값_20_5-outline8" style:display-name="기본값 5-outline8" style:family="presentation" style:parent-style-name="기본값_20_5-outline7">
      <style:paragraph-properties fo:margin-top="0cm" fo:margin-bottom="0.1cm"/>
      <style:text-properties fo:font-size="20pt" style:font-size-asian="20pt" style:font-size-complex="20pt"/>
    </style:style>
    <style:style style:name="기본값_20_5-outline9" style:display-name="기본값 5-outline9" style:family="presentation" style:parent-style-name="기본값_20_5-outline8">
      <style:paragraph-properties fo:margin-top="0cm" fo:margin-bottom="0.1cm"/>
      <style:text-properties fo:font-size="20pt" style:font-size-asian="20pt" style:font-size-complex="20pt"/>
    </style:style>
    <style:style style:name="기본값_20_5-subtitle" style:display-name="기본값 5-subtitle" style:family="presentation">
      <style:graphic-properties draw:stroke="none" draw:fill="none" draw:textarea-vertical-align="middle">
        <text:list-style style:name="기본값_20_5-subtitle" style:display-name="기본값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5-title" style:display-name="기본값 5-title" style:family="presentation">
      <style:graphic-properties draw:stroke="none" draw:fill="none" draw:textarea-vertical-align="middle">
        <text:list-style style:name="기본값_20_5-title" style:display-name="기본값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Calibri Light'" fo:font-size="18pt" fo:letter-spacing="normal" fo:language="ko" fo:country="KR" fo:font-style="normal" fo:text-shadow="none" style:text-underline-style="none" fo:font-weight="normal" style:letter-kerning="true" style:font-family-asian="'맑은 고딕'" style:font-size-asian="18pt" style:language-asian="ko" style:country-asian="KR" style:font-style-asian="normal" style:font-weight-asian="normal" style:font-family-complex="'Lucida Sans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기본값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기본값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3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4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기본값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기본값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기본값_20_1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기본값_20_2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9" style:family="presentation" style:parent-style-name="기본값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0" style:family="presentation" style:parent-style-name="기본값_20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기본값_20_2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기본값_20_3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3" style:family="presentation" style:parent-style-name="기본값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4" style:family="presentation" style:parent-style-name="기본값_20_3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15" style:family="presentation" style:parent-style-name="기본값_20_3-backgroundobjects">
      <style:graphic-properties draw:stroke="none" draw:fill="none" draw:fill-color="#ffffff" draw:auto-grow-height="false" fo:min-height="1.27cm"/>
    </style:style>
    <style:style style:name="Mpr16" style:family="presentation" style:parent-style-name="기본값_20_3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기본값_20_4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8" style:family="presentation" style:parent-style-name="기본값_20_4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19" style:family="presentation" style:parent-style-name="기본값_20_4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0" style:family="presentation" style:parent-style-name="기본값_20_4-backgroundobjects">
      <style:graphic-properties draw:stroke="none" draw:fill="none" draw:fill-color="#ffffff" draw:auto-grow-height="false" fo:min-height="1.27cm"/>
    </style:style>
    <style:style style:name="Mpr21" style:family="presentation" style:parent-style-name="기본값_20_4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기본값_20_5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3" style:family="presentation" style:parent-style-name="기본값_20_5-title">
      <style:graphic-properties draw:stroke="none" svg:stroke-width="0.026cm" draw:stroke-linejoin="miter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24" style:family="presentation" style:parent-style-name="기본값_20_5-backgroundobjects">
      <style:graphic-properties draw:stroke="none" draw:fill="none" draw:fill-color="#ffffff" draw:auto-grow-height="false" fo:min-height="1.27cm"/>
    </style:style>
    <style:style style:name="Mpr25" style:family="presentation" style:parent-style-name="기본값_20_5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MP5" style:family="paragraph">
      <style:paragraph-properties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true"/>
    </style:style>
    <style:style style:name="MP9" style:family="paragraph">
      <style:paragraph-properties style:font-independent-line-spacing="true"/>
      <style:text-properties fo:font-size="18pt"/>
    </style:style>
    <style:style style:name="MP10" style:family="paragraph">
      <style:paragraph-properties fo:margin-top="0cm" fo:margin-bottom="0cm" fo:text-align="start" style:punctuation-wrap="hanging" style:writing-mode="lr-tb"/>
      <style:text-properties fo:font-size="18pt" fo:hyphenate="true"/>
    </style:style>
    <style:style style:name="MP11" style:family="paragraph">
      <style:text-properties fo:font-size="18pt"/>
    </style:style>
    <style:style style:name="MP12" style:family="paragraph">
      <style:paragraph-properties fo:margin-left="0.953cm" fo:margin-right="0cm" fo:margin-top="0.112cm" fo:margin-bottom="0.5cm" fo:text-align="start" fo:text-indent="-0.952cm" style:punctuation-wrap="hanging" style:writing-mode="lr-tb"/>
      <style:text-properties fo:font-size="18pt" fo:hyphenate="true"/>
    </style:style>
    <style:style style:name="MP13" style:family="paragraph">
      <style:paragraph-properties fo:margin-left="2.064cm" fo:margin-right="0cm" fo:text-indent="-0.793cm"/>
    </style:style>
    <style:style style:name="MP14" style:family="paragraph">
      <style:paragraph-properties fo:margin-left="3.175cm" fo:margin-right="0cm" fo:text-indent="-0.634cm"/>
    </style:style>
    <style:style style:name="MP15" style:family="paragraph">
      <style:paragraph-properties fo:margin-left="4.445cm" fo:margin-right="0cm" fo:text-indent="-0.634cm"/>
    </style:style>
    <style:style style:name="MP16" style:family="paragraph">
      <style:paragraph-properties fo:margin-left="5.715cm" fo:margin-right="0cm" fo:text-indent="-0.634cm"/>
    </style:style>
    <style:style style:name="MT1" style:family="text">
      <style:text-properties fo:color="#000000" style:text-line-through-style="none" fo:font-family="'Calibri Light'" fo:font-size="18pt" fo:letter-spacing="normal" fo:font-style="normal" style:text-underline-style="none" fo:font-weight="normal" style:font-family-asian="'맑은 고딕'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color="#000000" style:text-line-through-style="none" fo:font-family="Calibri" fo:font-size="54pt" fo:letter-spacing="normal" fo:font-style="normal" style:text-underline-style="none" fo:font-weight="normal" style:font-family-asian="'맑은 고딕'" style:font-pitch-asian="variable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color="#000000" style:text-line-through-style="none" fo:font-family="'맑은 고딕'" style:font-family-generic="modern" fo:font-size="40pt" fo:letter-spacing="normal" fo:font-style="normal" style:text-underline-style="none" fo:font-weight="normal" style:font-family-asian="'맑은 고딕'" style:font-pitch-asian="variable" style:font-size-asian="40pt" style:font-style-asian="normal" style:font-weight-asian="normal" style:font-size-complex="40pt" style:font-style-complex="normal" style:font-weight-complex="normal"/>
    </style:style>
    <style:style style:name="MT4" style:family="text">
      <style:text-properties fo:color="#000000" style:text-line-through-style="none" fo:font-family="Calibri" fo:font-size="25pt" fo:letter-spacing="normal" fo:font-style="normal" style:text-underline-style="none" fo:font-weight="bold" style:font-family-asian="'맑은 고딕'" style:font-pitch-asian="variable" style:font-size-asian="25pt" style:font-style-asian="normal" style:font-weight-asian="bold" style:font-size-complex="25pt" style:font-style-complex="normal" style:font-weight-complex="bold"/>
    </style:style>
    <style:style style:name="MT5" style:family="text">
      <style:text-properties fo:color="#000000" style:text-line-through-style="none" fo:font-family="Calibri" fo:font-size="16pt" fo:letter-spacing="normal" fo:font-style="italic" style:text-underline-style="none" fo:font-weight="normal" style:font-family-asian="'맑은 고딕'" style:font-pitch-asian="variable" style:font-size-asian="16pt" style:font-style-asian="italic" style:font-weight-asian="normal" style:font-size-complex="16pt" style:font-style-complex="italic" style:font-weight-complex="normal"/>
    </style:style>
    <style:style style:name="MT6" style:family="text">
      <style:text-properties fo:color="#000000" style:text-line-through-style="none" fo:font-family="Calibri" fo:font-size="70pt" fo:letter-spacing="normal" fo:font-style="normal" style:text-underline-style="none" fo:font-weight="normal" style:font-family-asian="'맑은 고딕'" style:font-pitch-asian="variable" style:font-size-asian="70pt" style:font-style-asian="normal" style:font-weight-asian="normal" style:font-size-complex="7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</style:handout-master>
    <style:master-page style:name="기본값" style:page-layout-name="PM1" draw:style-name="Mdp1">
      <draw:frame draw:name="그림 1" draw:style-name="Mgr3" draw:text-style-name="MP3" draw:layer="backgroundobjects" svg:width="25.399cm" svg:height="19.049cm" svg:x="0cm" svg:y="0cm">
        <draw:image xlink:href="Pictures/1000000000000640000004B0AB593616.jpg" xlink:type="simple" xlink:show="embed" xlink:actuate="onLoad">
          <text:p/>
        </draw:image>
      </draw:frame>
      <draw:frame draw:name="날짜 개체 틀 3" presentation:style-name="Mpr1" draw:text-style-name="MP5" draw:layer="backgroundobjects" svg:width="5.926cm" svg:height="0.81cm" svg:x="1.27cm" svg:y="17.859cm" presentation:class="date-time" presentation:user-transformed="true">
        <draw:text-box>
          <text:p text:style-name="MP4"><text:span text:style-name="MT1"><text:date style:data-style-name="D1" text:date-value="2020-02-25">2/25/20</text:date></text:span></text:p>
        </draw:text-box>
      </draw:frame>
      <draw:frame draw:name="바닥글 개체 틀 4" presentation:style-name="Mpr1" draw:text-style-name="MP6" draw:layer="backgroundobjects" svg:width="8.042cm" svg:height="0.81cm" svg:x="8.678cm" svg:y="17.859cm" presentation:class="footer" presentation:user-transformed="true">
        <draw:text-box>
          <text:p/>
        </draw:text-box>
      </draw:frame>
      <draw:frame draw:name="슬라이드 번호 개체 틀 5" presentation:style-name="Mpr1" draw:text-style-name="MP7" draw:layer="backgroundobjects" svg:width="5.926cm" svg:height="0.81cm" svg:x="18.203cm" svg:y="17.859cm" presentation:class="page-number" presentation:user-transformed="true">
        <draw:text-box>
          <text:p text:style-name="MP4"><text:span text:style-name="MT1"><text:page-number>&lt;숫자&gt;</text:page-number></text:span></text:p>
        </draw:text-box>
      </draw:frame>
      <draw:frame draw:name="제목 1" presentation:style-name="Mpr2" draw:text-style-name="MP9" draw:layer="backgroundobjects" svg:width="16.201cm" svg:height="4.403cm" svg:x="1.899cm" svg:y="6.325cm" presentation:class="title" presentation:user-transformed="true">
        <draw:text-box>
          <text:p text:style-name="MP8"><text:span text:style-name="MT2">제목 텍스트의 서식을 편집하려면 클릭하십시오</text:span><text:span text:style-name="MT2">.</text:span></text:p>
        </draw:text-box>
      </draw:frame>
      <draw:frame presentation:style-name="기본값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기본값_20_1" style:display-name="기본값 1" style:page-layout-name="PM1" draw:style-name="Mdp1">
      <draw:frame draw:name="그림 4" draw:style-name="Mgr3" draw:text-style-name="MP3" draw:layer="backgroundobjects" svg:width="25.399cm" svg:height="19.049cm" svg:x="0cm" svg:y="0cm">
        <draw:image xlink:href="Pictures/1000000000000640000004B097B2A2DD.jpg" xlink:type="simple" xlink:show="embed" xlink:actuate="onLoad">
          <text:p/>
        </draw:image>
      </draw:frame>
      <draw:frame draw:name="날짜 개체 틀 1" presentation:style-name="Mpr5" draw:text-style-name="MP5" draw:layer="backgroundobjects" svg:width="5.926cm" svg:height="0.81cm" svg:x="1.27cm" svg:y="17.859cm" presentation:class="date-time" presentation:user-transformed="true">
        <draw:text-box>
          <text:p text:style-name="MP4"><text:span text:style-name="MT1"><text:date style:data-style-name="D1" text:date-value="2020-02-25">2/25/20</text:date></text:span></text:p>
        </draw:text-box>
      </draw:frame>
      <draw:frame draw:name="바닥글 개체 틀 2" presentation:style-name="Mpr5" draw:text-style-name="MP6" draw:layer="backgroundobjects" svg:width="8.042cm" svg:height="0.81cm" svg:x="8.678cm" svg:y="17.859cm" presentation:class="footer" presentation:user-transformed="true">
        <draw:text-box>
          <text:p/>
        </draw:text-box>
      </draw:frame>
      <draw:frame draw:name="슬라이드 번호 개체 틀 3" presentation:style-name="Mpr5" draw:text-style-name="MP7" draw:layer="backgroundobjects" svg:width="5.926cm" svg:height="0.81cm" svg:x="18.203cm" svg:y="17.859cm" presentation:class="page-number" presentation:user-transformed="true">
        <draw:text-box>
          <text:p text:style-name="MP4"><text:span text:style-name="MT1"><text:page-number>&lt;숫자&gt;</text:page-number></text:span></text:p>
        </draw:text-box>
      </draw:frame>
      <draw:frame presentation:style-name="기본값_20_1-title" draw:layer="backgroundobjects" svg:width="22.859cm" svg:height="3.18cm" svg:x="1.27cm" svg:y="0.76cm" presentation:class="title" presentation:placeholder="true">
        <draw:text-box/>
      </draw:frame>
      <draw:frame presentation:style-name="기본값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기본값_20_1-title" draw:layer="backgroundobjects" svg:width="12.699cm" svg:height="9.524cm" svg:x="3.175cm" svg:y="1.93cm" presentation:class="page"/>
        <draw:frame presentation:style-name="기본값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기본값_20_2" style:display-name="기본값 2" style:page-layout-name="PM1" draw:style-name="Mdp1">
      <draw:frame draw:name="제목 1" presentation:style-name="Mpr8" draw:text-style-name="MP9" draw:layer="backgroundobjects" svg:width="21.589cm" svg:height="3.783cm" svg:x="1.899cm" svg:y="7.325cm" presentation:class="title" presentation:user-transformed="true">
        <draw:text-box>
          <text:p text:style-name="MP10"><text:span text:style-name="MT3">제목 텍스트의 서식을 편집하려면 클릭하십시오</text:span><text:span text:style-name="MT3">.</text:span><text:span text:style-name="MT3">마스터 제목 스타일 편집</text:span></text:p>
        </draw:text-box>
      </draw:frame>
      <draw:frame draw:name="날짜 개체 틀 3" presentation:style-name="Mpr9" draw:text-style-name="MP5" draw:layer="backgroundobjects" svg:width="5.926cm" svg:height="0.81cm" svg:x="1.27cm" svg:y="17.859cm" presentation:class="date-time" presentation:user-transformed="true">
        <draw:text-box>
          <text:p text:style-name="MP4"><text:span text:style-name="MT1"><text:date style:data-style-name="D1" text:date-value="2020-02-25">2/25/20</text:date></text:span></text:p>
        </draw:text-box>
      </draw:frame>
      <draw:frame draw:name="바닥글 개체 틀 4" presentation:style-name="Mpr9" draw:text-style-name="MP6" draw:layer="backgroundobjects" svg:width="8.042cm" svg:height="0.81cm" svg:x="8.678cm" svg:y="17.859cm" presentation:class="footer" presentation:user-transformed="true">
        <draw:text-box>
          <text:p/>
        </draw:text-box>
      </draw:frame>
      <draw:frame draw:name="슬라이드 번호 개체 틀 5" presentation:style-name="Mpr9" draw:text-style-name="MP7" draw:layer="backgroundobjects" svg:width="5.926cm" svg:height="0.81cm" svg:x="18.203cm" svg:y="17.859cm" presentation:class="page-number" presentation:user-transformed="true">
        <draw:text-box>
          <text:p text:style-name="MP4"><text:span text:style-name="MT1"><text:page-number>&lt;숫자&gt;</text:page-number></text:span></text:p>
        </draw:text-box>
      </draw:frame>
      <draw:frame draw:name="그림 2" draw:style-name="Mgr3" draw:text-style-name="MP3" draw:layer="backgroundobjects" svg:width="25.399cm" svg:height="19.049cm" svg:x="0cm" svg:y="0cm">
        <draw:image xlink:href="Pictures/1000000000000640000004B0BA12C23E.jpg" xlink:type="simple" xlink:show="embed" xlink:actuate="onLoad">
          <text:p/>
        </draw:image>
      </draw:frame>
      <draw:frame presentation:style-name="기본값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기본값_20_2-title" draw:layer="backgroundobjects" svg:width="12.699cm" svg:height="9.524cm" svg:x="3.175cm" svg:y="1.93cm" presentation:class="page"/>
        <draw:frame presentation:style-name="기본값_20_2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기본값_20_3" style:display-name="기본값 3" style:page-layout-name="PM1" draw:style-name="Mdp1">
      <draw:frame draw:name="그림 6" draw:style-name="Mgr3" draw:text-style-name="MP3" draw:layer="backgroundobjects" svg:width="25.399cm" svg:height="19.049cm" svg:x="0cm" svg:y="0cm">
        <draw:image xlink:href="Pictures/1000000000000640000004B042721463.jpg" xlink:type="simple" xlink:show="embed" xlink:actuate="onLoad">
          <text:p/>
        </draw:image>
      </draw:frame>
      <draw:frame draw:name="제목 1" presentation:style-name="Mpr12" draw:text-style-name="MP9" draw:layer="backgroundobjects" svg:width="21.28cm" svg:height="2.213cm" svg:x="1.099cm" svg:y="0.324cm" presentation:class="title" presentation:user-transformed="true">
        <draw:text-box>
          <text:p text:style-name="MP10"><text:span text:style-name="MT4">제목 텍스트의 서식을 편집하려면 클릭하십시오</text:span><text:span text:style-name="MT4">.</text:span><text:span text:style-name="MT4">마스터 제목 스타일 편집</text:span></text:p>
        </draw:text-box>
      </draw:frame>
      <draw:frame draw:name="날짜 개체 틀 2" presentation:style-name="Mpr13" draw:text-style-name="MP5" draw:layer="backgroundobjects" svg:width="5.926cm" svg:height="0.81cm" svg:x="1.27cm" svg:y="17.859cm" presentation:class="date-time" presentation:user-transformed="true">
        <draw:text-box>
          <text:p text:style-name="MP4"><text:span text:style-name="MT1"><text:date style:data-style-name="D1" text:date-value="2020-02-25">2/25/20</text:date></text:span></text:p>
        </draw:text-box>
      </draw:frame>
      <draw:frame draw:name="바닥글 개체 틀 3" presentation:style-name="Mpr13" draw:text-style-name="MP6" draw:layer="backgroundobjects" svg:width="8.042cm" svg:height="0.81cm" svg:x="8.678cm" svg:y="17.859cm" presentation:class="footer" presentation:user-transformed="true">
        <draw:text-box>
          <text:p/>
        </draw:text-box>
      </draw:frame>
      <draw:frame draw:name="슬라이드 번호 개체 틀 4" presentation:style-name="Mpr13" draw:text-style-name="MP7" draw:layer="backgroundobjects" svg:width="5.926cm" svg:height="0.81cm" svg:x="18.203cm" svg:y="17.859cm" presentation:class="page-number" presentation:user-transformed="true">
        <draw:text-box>
          <text:p text:style-name="MP4"><text:span text:style-name="MT1"><text:page-number>&lt;숫자&gt;</text:page-number></text:span></text:p>
        </draw:text-box>
      </draw:frame>
      <draw:frame draw:name="내용 개체 틀 2" presentation:style-name="Mpr14" draw:text-style-name="MP9" draw:layer="backgroundobjects" svg:width="23.339cm" svg:height="13.559cm" svg:x="1.099cm" svg:y="3.524cm" presentation:class="outline" presentation:user-transformed="true">
        <draw:text-box>
          <text:list text:style-name="ML5">
            <text:list-item>
              <text:p text:style-name="MP11"><text:span text:style-name="MT5">개요 텍스트의 서식을 편집하려면 클릭하십시오</text:span></text:p>
              <text:list>
                <text:list-item>
                  <text:p text:style-name="MP11"><text:span text:style-name="MT5">2</text:span><text:span text:style-name="MT5">번째 개요 수준</text:span></text:p>
                  <text:list>
                    <text:list-item>
                      <text:p text:style-name="MP11"><text:span text:style-name="MT5">3</text:span><text:span text:style-name="MT5">번째 개요 수준</text:span></text:p>
                      <text:list>
                        <text:list-item>
                          <text:p text:style-name="MP11"><text:span text:style-name="MT5">4</text:span><text:span text:style-name="MT5">번째 개요 수준</text:span></text:p>
                          <text:list>
                            <text:list-item>
                              <text:p text:style-name="MP11"><text:span text:style-name="MT5">5</text:span><text:span text:style-name="MT5">번째 개요 수준</text:span></text:p>
                              <text:list>
                                <text:list-item>
                                  <text:p text:style-name="MP11"><text:span text:style-name="MT5">6</text:span><text:span text:style-name="MT5">번째 개요 수준</text:span></text:p>
                                  <text:list>
                                    <text:list-item>
                                      <text:p text:style-name="MP11"><text:span text:style-name="MT5">7</text:span><text:span text:style-name="MT5">번째 개요 수준</text:span></text:p>
                                      <text:list>
                                        <text:list-item>
                                          <text:p text:style-name="MP11"><text:span text:style-name="MT5">8</text:span><text:span text:style-name="MT5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5">9</text:span><text:span text:style-name="MT5">번째 개요 수준마스터 텍스트 스타일을 편집합니다</text:span></text:p>
          <text:p text:style-name="MP13"><text:span text:style-name="MT5">둘째 수준</text:span></text:p>
          <text:p text:style-name="MP14"><text:span text:style-name="MT5">셋째 수준</text:span></text:p>
          <text:p text:style-name="MP15"><text:span text:style-name="MT5">넷째 수준</text:span></text:p>
          <text:p text:style-name="MP16"><text:span text:style-name="MT5">다섯째 수준</text:span></text:p>
        </draw:text-box>
      </draw:frame>
      <presentation:notes style:page-layout-name="PM2">
        <draw:page-thumbnail presentation:style-name="기본값_20_3-title" draw:layer="backgroundobjects" svg:width="12.699cm" svg:height="9.524cm" svg:x="3.175cm" svg:y="1.93cm" presentation:class="page"/>
        <draw:frame presentation:style-name="기본값_20_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기본값_20_4" style:display-name="기본값 4" style:page-layout-name="PM1" draw:style-name="Mdp1">
      <draw:frame draw:name="그림 1" draw:style-name="Mgr3" draw:text-style-name="MP3" draw:layer="backgroundobjects" svg:width="25.399cm" svg:height="19.049cm" svg:x="0cm" svg:y="0cm">
        <draw:image xlink:href="Pictures/1000000000000640000004B0A76BFEFB.jpg" xlink:type="simple" xlink:show="embed" xlink:actuate="onLoad">
          <text:p/>
        </draw:image>
      </draw:frame>
      <draw:frame draw:name="날짜 개체 틀 3" presentation:style-name="Mpr17" draw:text-style-name="MP5" draw:layer="backgroundobjects" svg:width="5.926cm" svg:height="0.612cm" svg:x="1.27cm" svg:y="18.058cm" presentation:class="date-time" presentation:user-transformed="true">
        <draw:text-box>
          <text:p text:style-name="MP4"><text:span text:style-name="MT1"><text:date style:data-style-name="D1" text:date-value="2020-02-25">2/25/20</text:date></text:span></text:p>
        </draw:text-box>
      </draw:frame>
      <draw:frame draw:name="바닥글 개체 틀 4" presentation:style-name="Mpr17" draw:text-style-name="MP6" draw:layer="backgroundobjects" svg:width="8.042cm" svg:height="0.612cm" svg:x="8.678cm" svg:y="18.058cm" presentation:class="footer" presentation:user-transformed="true">
        <draw:text-box>
          <text:p/>
        </draw:text-box>
      </draw:frame>
      <draw:frame draw:name="슬라이드 번호 개체 틀 5" presentation:style-name="Mpr17" draw:text-style-name="MP7" draw:layer="backgroundobjects" svg:width="5.926cm" svg:height="0.612cm" svg:x="18.203cm" svg:y="18.058cm" presentation:class="page-number" presentation:user-transformed="true">
        <draw:text-box>
          <text:p text:style-name="MP4"><text:span text:style-name="MT1"><text:page-number>&lt;숫자&gt;</text:page-number></text:span></text:p>
        </draw:text-box>
      </draw:frame>
      <draw:frame draw:name="내용 개체 틀 2" presentation:style-name="Mpr18" draw:text-style-name="MP9" draw:layer="backgroundobjects" svg:width="23.339cm" svg:height="13.559cm" svg:x="1.099cm" svg:y="3.524cm" presentation:class="outline" presentation:user-transformed="true">
        <draw:text-box>
          <text:list text:style-name="ML5">
            <text:list-item>
              <text:p text:style-name="MP11"><text:span text:style-name="MT5">개요 텍스트의 서식을 편집하려면 클릭하십시오</text:span></text:p>
              <text:list>
                <text:list-item>
                  <text:p text:style-name="MP11"><text:span text:style-name="MT5">2</text:span><text:span text:style-name="MT5">번째 개요 수준</text:span></text:p>
                  <text:list>
                    <text:list-item>
                      <text:p text:style-name="MP11"><text:span text:style-name="MT5">3</text:span><text:span text:style-name="MT5">번째 개요 수준</text:span></text:p>
                      <text:list>
                        <text:list-item>
                          <text:p text:style-name="MP11"><text:span text:style-name="MT5">4</text:span><text:span text:style-name="MT5">번째 개요 수준</text:span></text:p>
                          <text:list>
                            <text:list-item>
                              <text:p text:style-name="MP11"><text:span text:style-name="MT5">5</text:span><text:span text:style-name="MT5">번째 개요 수준</text:span></text:p>
                              <text:list>
                                <text:list-item>
                                  <text:p text:style-name="MP11"><text:span text:style-name="MT5">6</text:span><text:span text:style-name="MT5">번째 개요 수준</text:span></text:p>
                                  <text:list>
                                    <text:list-item>
                                      <text:p text:style-name="MP11"><text:span text:style-name="MT5">7</text:span><text:span text:style-name="MT5">번째 개요 수준</text:span></text:p>
                                      <text:list>
                                        <text:list-item>
                                          <text:p text:style-name="MP11"><text:span text:style-name="MT5">8</text:span><text:span text:style-name="MT5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5">9</text:span><text:span text:style-name="MT5">번째 개요 수준마스터 텍스트 스타일을 편집합니다</text:span></text:p>
          <text:p text:style-name="MP13"><text:span text:style-name="MT5">둘째 수준</text:span></text:p>
          <text:p text:style-name="MP14"><text:span text:style-name="MT5">셋째 수준</text:span></text:p>
          <text:p text:style-name="MP15"><text:span text:style-name="MT5">넷째 수준</text:span></text:p>
          <text:p text:style-name="MP16"><text:span text:style-name="MT5">다섯째 수준</text:span></text:p>
        </draw:text-box>
      </draw:frame>
      <draw:frame draw:name="제목 1" presentation:style-name="Mpr19" draw:text-style-name="MP9" draw:layer="backgroundobjects" svg:width="21.28cm" svg:height="2.213cm" svg:x="1.099cm" svg:y="0.324cm" presentation:class="title" presentation:user-transformed="true">
        <draw:text-box>
          <text:p text:style-name="MP10"><text:span text:style-name="MT4">제목 텍스트의 서식을 편집하려면 클릭하십시오</text:span><text:span text:style-name="MT4">.</text:span><text:span text:style-name="MT4">마스터 제목 스타일 편집</text:span></text:p>
        </draw:text-box>
      </draw:frame>
      <presentation:notes style:page-layout-name="PM2">
        <draw:page-thumbnail presentation:style-name="기본값_20_4-title" draw:layer="backgroundobjects" svg:width="12.699cm" svg:height="9.524cm" svg:x="3.175cm" svg:y="1.93cm" presentation:class="page"/>
        <draw:frame presentation:style-name="기본값_20_4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21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1" draw:text-style-name="MP2" draw:layer="backgroundobjects" svg:width="8.266cm" svg:height="1.269cm" svg:x="10.783cm" svg:y="24.13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기본값_20_5" style:display-name="기본값 5" style:page-layout-name="PM1" draw:style-name="Mdp1">
      <draw:frame draw:name="그림 1" draw:style-name="Mgr3" draw:text-style-name="MP3" draw:layer="backgroundobjects" svg:width="25.399cm" svg:height="19.049cm" svg:x="0cm" svg:y="0cm">
        <draw:image xlink:href="Pictures/1000000000000640000004B028472778.jpg" xlink:type="simple" xlink:show="embed" xlink:actuate="onLoad">
          <text:p/>
        </draw:image>
      </draw:frame>
      <draw:frame draw:name="날짜 개체 틀 2" presentation:style-name="Mpr22" draw:text-style-name="MP5" draw:layer="backgroundobjects" svg:width="5.926cm" svg:height="0.81cm" svg:x="1.27cm" svg:y="17.859cm" presentation:class="date-time" presentation:user-transformed="true">
        <draw:text-box>
          <text:p text:style-name="MP4"><text:span text:style-name="MT1"><text:date style:data-style-name="D1" text:date-value="2020-02-25">2/25/20</text:date></text:span></text:p>
        </draw:text-box>
      </draw:frame>
      <draw:frame draw:name="바닥글 개체 틀 3" presentation:style-name="Mpr22" draw:text-style-name="MP6" draw:layer="backgroundobjects" svg:width="8.042cm" svg:height="0.81cm" svg:x="8.678cm" svg:y="17.859cm" presentation:class="footer" presentation:user-transformed="true">
        <draw:text-box>
          <text:p/>
        </draw:text-box>
      </draw:frame>
      <draw:frame draw:name="슬라이드 번호 개체 틀 4" presentation:style-name="Mpr22" draw:text-style-name="MP7" draw:layer="backgroundobjects" svg:width="5.926cm" svg:height="0.81cm" svg:x="18.203cm" svg:y="17.859cm" presentation:class="page-number" presentation:user-transformed="true">
        <draw:text-box>
          <text:p text:style-name="MP4"><text:span text:style-name="MT1"><text:page-number>&lt;숫자&gt;</text:page-number></text:span></text:p>
        </draw:text-box>
      </draw:frame>
      <draw:frame draw:name="제목 1" presentation:style-name="Mpr23" draw:text-style-name="MP9" draw:layer="backgroundobjects" svg:width="19.398cm" svg:height="6.6cm" svg:x="0.299cm" svg:y="6.725cm" presentation:class="title" presentation:user-transformed="true">
        <draw:text-box>
          <text:p text:style-name="MP8"><text:span text:style-name="MT6">제목 텍스트의 서식을 편집하려면 클릭하십시오</text:span><text:span text:style-name="MT6">.</text:span></text:p>
        </draw:text-box>
      </draw:frame>
      <draw:frame presentation:style-name="기본값_20_5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기본값_20_5-title" draw:layer="backgroundobjects" svg:width="12.699cm" svg:height="9.524cm" svg:x="3.175cm" svg:y="1.93cm" presentation:class="page"/>
        <draw:frame presentation:style-name="기본값_20_5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25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5" draw:text-style-name="MP2" draw:layer="backgroundobjects" svg:width="8.266cm" svg:height="1.269cm" svg:x="10.783cm" svg:y="24.13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2-25T17:34:58.37</dc:date>
    <dc:creator>HyeonJi Kang</dc:creator>
    <meta:document-statistic meta:object-count="271"/>
    <meta:generator>OpenOffice/4.1.7$Win32 OpenOffice.org_project/417m1$Build-9800</meta:generator>
  </office:meta>
</office:document-meta>
</file>